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3.151cm"/>
    </style:style>
    <style:style style:name="gr3" style:family="graphic">
      <style:graphic-properties style:protect="size"/>
    </style:style>
    <style:style style:name="gr4" style:family="graphic" style:parent-style-name="Default_5f_1_5f_1">
      <style:graphic-properties draw:stroke="none" draw:fill="none" fo:min-height="1.525cm"/>
    </style:style>
    <style:style style:name="gr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36cm" fo:min-width="0.186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36cm" fo:min-width="0.187cm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514cm" fo:min-width="6.582cm" fo:padding-top="0.231cm" fo:padding-bottom="0.231cm" fo:padding-left="0.356cm" fo:padding-right="0.35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2.061cm"/>
    </style:style>
    <style:style style:name="gr10" style:family="graphic" style:parent-style-name="Object_20_with_20_no_20_fill_20_and_20_no_20_line">
      <style:graphic-properties draw:textarea-vertical-align="middle" draw:ole-draw-aspect="1" style:protect="size"/>
    </style:style>
    <style:style style:name="gr11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156cm" fo:min-width="7.192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514cm" fo:min-width="6.869cm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36cm" fo:min-width="0.158cm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514cm" fo:min-width="1.285cm" fo:padding-top="0.231cm" fo:padding-bottom="0.231cm" fo:padding-left="0.356cm" fo:padding-right="0.356cm"/>
    </style:style>
    <style:style style:name="gr16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482cm" fo:min-width="1.273cm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514cm" fo:min-width="1.364cm" fo:padding-top="0.231cm" fo:padding-bottom="0.231cm" fo:padding-left="0.356cm" fo:padding-right="0.356cm"/>
    </style:style>
    <style:style style:name="gr18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1.482cm" fo:min-width="1.273cm" fo:padding-top="0.231cm" fo:padding-bottom="0.231cm" fo:padding-left="0.356cm" fo:padding-right="0.356cm"/>
    </style:style>
    <style:style style:name="gr19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1.514cm" fo:min-width="1.364cm" fo:padding-top="0.231cm" fo:padding-bottom="0.231cm" fo:padding-left="0.356cm" fo:padding-right="0.35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44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1.482cm" fo:min-width="1.273cm" fo:padding-top="0.231cm" fo:padding-bottom="0.231cm" fo:padding-left="0.356cm" fo:padding-right="0.356cm"/>
    </style:style>
    <style:style style:name="gr24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1.514cm" fo:min-width="1.364cm" fo:padding-top="0.231cm" fo:padding-bottom="0.231cm" fo:padding-left="0.356cm" fo:padding-right="0.356cm"/>
    </style:style>
    <style:style style:name="gr25" style:family="graphic" style:parent-style-name="standard">
      <style:graphic-properties draw:stroke="none" draw:fill="none" fo:min-height="1.728cm"/>
    </style:style>
    <style:style style:name="gr2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27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374cm" fo:min-width="0.134cm" fo:padding-top="0.231cm" fo:padding-bottom="0.231cm" fo:padding-left="0.356cm" fo:padding-right="0.356cm"/>
    </style:style>
    <style:style style:name="gr28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358cm" fo:min-width="0.128cm" fo:padding-top="0.231cm" fo:padding-bottom="0.231cm" fo:padding-left="0.356cm" fo:padding-right="0.356cm"/>
    </style:style>
    <style:style style:name="gr29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374cm" fo:min-width="0.167cm" fo:padding-top="0.231cm" fo:padding-bottom="0.231cm" fo:padding-left="0.356cm" fo:padding-right="0.356cm"/>
    </style:style>
    <style:style style:name="gr30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358cm" fo:min-width="0.128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373cm" fo:min-width="0.167cm" fo:padding-top="0.231cm" fo:padding-bottom="0.231cm" fo:padding-left="0.356cm" fo:padding-right="0.35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321cm"/>
    </style:style>
    <style:style style:name="gr33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359cm" fo:min-width="0.128cm" fo:padding-top="0.231cm" fo:padding-bottom="0.231cm" fo:padding-left="0.356cm" fo:padding-right="0.356cm"/>
    </style:style>
    <style:style style:name="gr34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359cm" fo:min-width="0.128cm" fo:padding-top="0.231cm" fo:padding-bottom="0.231cm" fo:padding-left="0.356cm" fo:padding-right="0.356cm"/>
    </style:style>
    <style:style style:name="gr35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374cm" fo:min-width="0.167cm" fo:padding-top="0.231cm" fo:padding-bottom="0.231cm" fo:padding-left="0.356cm" fo:padding-right="0.356cm"/>
    </style:style>
    <style:style style:name="gr36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374cm" fo:min-width="0.166cm" fo:padding-top="0.231cm" fo:padding-bottom="0.231cm" fo:padding-left="0.356cm" fo:padding-right="0.35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38" style:family="graphic" style:parent-style-name="standard">
      <style:graphic-properties draw:textarea-horizontal-align="justify" draw:textarea-vertical-align="middle" draw:auto-grow-height="false" fo:min-height="0.615cm" fo:min-width="0.136cm"/>
    </style:style>
    <style:style style:name="gr3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018cm" fo:min-width="0cm" fo:padding-top="0.231cm" fo:padding-bottom="0.231cm" fo:padding-left="0.356cm" fo:padding-right="0.356cm"/>
    </style:style>
    <style:style style:name="gr4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017cm" fo:min-width="0cm" fo:padding-top="0.231cm" fo:padding-bottom="0.231cm" fo:padding-left="0.356cm" fo:padding-right="0.356cm"/>
    </style:style>
    <style:style style:name="gr4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019cm" fo:min-width="0cm" fo:padding-top="0.231cm" fo:padding-bottom="0.231cm" fo:padding-left="0.356cm" fo:padding-right="0.356cm"/>
    </style:style>
    <style:style style:name="gr42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593cm" fo:min-width="0.364cm" fo:padding-top="0.231cm" fo:padding-bottom="0.231cm" fo:padding-left="0.356cm" fo:padding-right="0.356cm"/>
    </style:style>
    <style:style style:name="gr43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575cm" fo:min-width="0.358cm" fo:padding-top="0.231cm" fo:padding-bottom="0.231cm" fo:padding-left="0.356cm" fo:padding-right="0.356cm"/>
    </style:style>
    <style:style style:name="gr44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593cm" fo:min-width="0.405cm" fo:padding-top="0.231cm" fo:padding-bottom="0.231cm" fo:padding-left="0.356cm" fo:padding-right="0.356cm"/>
    </style:style>
    <style:style style:name="gr45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575cm" fo:min-width="0.358cm" fo:padding-top="0.231cm" fo:padding-bottom="0.231cm" fo:padding-left="0.356cm" fo:padding-right="0.356cm"/>
    </style:style>
    <style:style style:name="gr46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591cm" fo:min-width="0.406cm" fo:padding-top="0.231cm" fo:padding-bottom="0.231cm" fo:padding-left="0.356cm" fo:padding-right="0.35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458cm"/>
    </style:style>
    <style:style style:name="gr48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576cm" fo:min-width="0.358cm" fo:padding-top="0.231cm" fo:padding-bottom="0.231cm" fo:padding-left="0.356cm" fo:padding-right="0.356cm"/>
    </style:style>
    <style:style style:name="gr49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576cm" fo:min-width="0.358cm" fo:padding-top="0.231cm" fo:padding-bottom="0.231cm" fo:padding-left="0.356cm" fo:padding-right="0.356cm"/>
    </style:style>
    <style:style style:name="gr50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593cm" fo:min-width="0.405cm" fo:padding-top="0.231cm" fo:padding-bottom="0.231cm" fo:padding-left="0.356cm" fo:padding-right="0.356cm"/>
    </style:style>
    <style:style style:name="gr51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592cm" fo:min-width="0.407cm" fo:padding-top="0.231cm" fo:padding-bottom="0.231cm" fo:padding-left="0.356cm" fo:padding-right="0.35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54" style:family="graphic" style:parent-style-name="Default_5f_1_5f_1">
      <style:graphic-properties draw:stroke="none" draw:fill="none" fo:min-height="3.151cm"/>
    </style:style>
    <style:style style:name="gr55" style:family="graphic" style:parent-style-name="standard">
      <style:graphic-properties draw:stroke="none" draw:fill="none" fo:min-height="2.203cm"/>
    </style:style>
    <style:style style:name="gr56" style:family="graphic" style:parent-style-name="Default_5f_1_5f_1">
      <style:graphic-properties draw:stroke="none" draw:fill="none" fo:min-height="1.576cm"/>
    </style:style>
    <style:style style:name="gr57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352cm" fo:min-width="0.118cm" fo:padding-top="0.231cm" fo:padding-bottom="0.231cm" fo:padding-left="0.356cm" fo:padding-right="0.356cm"/>
    </style:style>
    <style:style style:name="gr58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338cm" fo:min-width="0.113cm" fo:padding-top="0.231cm" fo:padding-bottom="0.231cm" fo:padding-left="0.356cm" fo:padding-right="0.356cm"/>
    </style:style>
    <style:style style:name="gr59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352cm" fo:min-width="0.15cm" fo:padding-top="0.231cm" fo:padding-bottom="0.231cm" fo:padding-left="0.356cm" fo:padding-right="0.356cm"/>
    </style:style>
    <style:style style:name="gr60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338cm" fo:min-width="0.113cm" fo:padding-top="0.231cm" fo:padding-bottom="0.231cm" fo:padding-left="0.356cm" fo:padding-right="0.356cm"/>
    </style:style>
    <style:style style:name="gr61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35cm" fo:min-width="0.151cm" fo:padding-top="0.231cm" fo:padding-bottom="0.231cm" fo:padding-left="0.356cm" fo:padding-right="0.356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067cm"/>
    </style:style>
    <style:style style:name="gr63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339cm" fo:min-width="0.114cm" fo:padding-top="0.231cm" fo:padding-bottom="0.231cm" fo:padding-left="0.356cm" fo:padding-right="0.356cm"/>
    </style:style>
    <style:style style:name="gr64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339cm" fo:min-width="0.114cm" fo:padding-top="0.231cm" fo:padding-bottom="0.231cm" fo:padding-left="0.356cm" fo:padding-right="0.356cm"/>
    </style:style>
    <style:style style:name="gr65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352cm" fo:min-width="0.15cm" fo:padding-top="0.231cm" fo:padding-bottom="0.231cm" fo:padding-left="0.356cm" fo:padding-right="0.356cm"/>
    </style:style>
    <style:style style:name="gr66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351cm" fo:min-width="0.151cm" fo:padding-top="0.231cm" fo:padding-bottom="0.231cm" fo:padding-left="0.356cm" fo:padding-right="0.356cm"/>
    </style:style>
    <style:style style:name="gr67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353cm" fo:min-width="0.15cm" fo:padding-top="0.231cm" fo:padding-bottom="0.231cm" fo:padding-left="0.356cm" fo:padding-right="0.356cm"/>
    </style:style>
    <style:style style:name="gr68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338cm" fo:min-width="0.114cm" fo:padding-top="0.231cm" fo:padding-bottom="0.231cm" fo:padding-left="0.356cm" fo:padding-right="0.356cm"/>
    </style:style>
    <style:style style:name="gr69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351cm" fo:min-width="0.151cm" fo:padding-top="0.231cm" fo:padding-bottom="0.231cm" fo:padding-left="0.356cm" fo:padding-right="0.356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26cm" fo:min-width="0cm"/>
    </style:style>
    <style:style style:name="gr72" style:family="graphic" style:parent-style-name="standard">
      <style:graphic-properties draw:stroke="none" draw:fill="none" fo:min-height="2.13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10" style:family="paragraph">
      <loext:graphic-properties draw:fill="none" draw:fill-color="#ffffff"/>
      <style:text-properties fo:font-size="28pt" fo:font-weight="normal" style:font-size-asian="28pt" style:font-weight-asian="normal" style:font-size-complex="28pt" style:font-weight-complex="normal"/>
    </style:style>
    <style:style style:name="P11" style:family="paragraph"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style:text-properties style:text-position="0% 100%" fo:font-size="28pt" fo:font-weight="normal" style:font-size-asian="28pt" style:font-weight-asian="normal" style:font-size-complex="28pt" style:font-weight-complex="normal"/>
    </style:style>
    <style:style style:name="P14" style:family="paragraph">
      <loext:graphic-properties draw:fill="none"/>
      <style:text-properties style:text-position="0% 100%" fo:font-size="28pt" fo:font-weight="normal" style:font-size-asian="28pt" style:font-weight-asian="normal" style:font-size-complex="28pt" style:font-weight-complex="normal"/>
    </style:style>
    <style:style style:name="P15" style:family="paragraph">
      <style:paragraph-properties fo:text-align="center"/>
      <style:text-properties fo:font-size="26pt" style:font-size-asian="26pt" style:font-size-complex="26pt"/>
    </style:style>
    <style:style style:name="P16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loext:graphic-properties draw:fill="none" draw:fill-color="#ffffff"/>
      <style:text-properties fo:font-size="28pt" style:font-size-asian="28pt" style:font-size-complex="28pt"/>
    </style:style>
    <style:style style:name="P21" style:family="paragraph">
      <style:paragraph-properties fo:text-align="start"/>
      <style:text-properties fo:font-size="32pt" style:font-size-asian="32pt" style:font-size-complex="32pt"/>
    </style:style>
    <style:style style:name="P22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23" style:family="paragraph">
      <loext:graphic-properties draw:fill="none"/>
      <style:text-properties fo:font-size="28pt" style:font-size-asian="28pt" style:font-size-complex="28pt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loext:graphic-properties draw:fill="none" draw:fill-color="#ffffff"/>
      <style:text-properties fo:font-size="26pt" style:font-size-asian="26pt" style:font-size-complex="26pt"/>
    </style:style>
    <style:style style:name="P26" style:family="paragraph">
      <loext:graphic-properties draw:fill="none"/>
    </style:style>
    <style:style style:name="P27" style:family="paragraph">
      <style:text-properties fo:font-size="36pt" style:font-size-asian="36pt" style:font-size-complex="36pt"/>
    </style:style>
    <style:style style:name="P28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style:text-position="-33% 58%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style:text-position="0% 100%"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cc00" fo:font-size="26pt" style:font-size-asian="26pt" style:font-size-complex="26pt"/>
    </style:style>
    <style:style style:name="T1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3.81cm" svg:y="6.505cm">
          <draw:text-box>
            <text:p text:style-name="P2"><text:span text:style-name="T1">М</text:span><text:span text:style-name="T1">а</text:span><text:span text:style-name="T1">ш</text:span><text:span text:style-name="T1">и</text:span><text:span text:style-name="T1">н</text:span><text:span text:style-name="T1">н</text:span><text:span text:style-name="T1">о</text:span><text:span text:style-name="T1">е</text:span><text:span text:style-name="T1"> </text:span><text:span text:style-name="T1">о</text:span><text:span text:style-name="T1">б</text:span><text:span text:style-name="T1">у</text:span><text:span text:style-name="T1">ч</text:span><text:span text:style-name="T1">е</text:span><text:span text:style-name="T1">н</text:span><text:span text:style-name="T1">и</text:span><text:span text:style-name="T1">е</text:span><text:span text:style-name="T1">, </text:span><text:span text:style-name="T1">6</text:span><text:span text:style-name="T1">.</text:span><text:span text:style-name="T1">3</text:span></text:p>
            <text:p text:style-name="P2"><text:span text:style-name="T1">N</text:span><text:span text:style-name="T1">e</text:span><text:span text:style-name="T1">u</text:span><text:span text:style-name="T1">r</text:span><text:span text:style-name="T1">a</text:span><text:span text:style-name="T1">l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1.826cm" svg:x="0.03cm" svg:y="0.003cm">
          <draw:text-box>
            <text:p text:style-name="P5"><text:span text:style-name="T1">М</text:span><text:span text:style-name="T1">у</text:span><text:span text:style-name="T1">л</text:span><text:span text:style-name="T1">ь</text:span><text:span text:style-name="T1">т</text:span><text:span text:style-name="T1">и</text:span><text:span text:style-name="T1">к</text:span><text:span text:style-name="T1">л</text:span><text:span text:style-name="T1">а</text:span><text:span text:style-name="T1">с</text:span><text:span text:style-name="T1">с</text:span><text:span text:style-name="T1"> </text:span><text:span text:style-name="T1">р</text:span><text:span text:style-name="T1">е</text:span><text:span text:style-name="T1">г</text:span><text:span text:style-name="T1">р</text:span><text:span text:style-name="T1">е</text:span><text:span text:style-name="T1">с</text:span><text:span text:style-name="T1">с</text:span><text:span text:style-name="T1">и</text:span><text:span text:style-name="T1">я</text:span><text:span text:style-name="T1"> </text:span></text:p>
          </draw:text-box>
        </draw:frame>
        <draw:custom-shape draw:style-name="gr5" draw:text-style-name="P1" draw:layer="layout" svg:width="1.27cm" svg:height="1.27cm" svg:x="1.016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7cm" svg:y="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6cm" svg:y="14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6cm" svg:y="12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69cm" svg:height="1.27cm" svg:x="1.016cm" svg:y="10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6cm" svg:y="8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0.314cm" svg:height="2.794cm" svg:x="13.30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287cm" svg:y1="7.113cm" svg:x2="13.308cm" svg:y2="7.113cm">
          <text:p/>
        </draw:line>
        <draw:line draw:style-name="gr8" draw:text-style-name="P1" draw:layer="layout" svg:x1="2.287cm" svg:y1="9.145cm" svg:x2="13.308cm" svg:y2="7.113cm">
          <text:p/>
        </draw:line>
        <draw:line draw:style-name="gr8" draw:text-style-name="P1" draw:layer="layout" svg:x1="2.286cm" svg:y1="15.495cm" svg:x2="13.308cm" svg:y2="7.113cm">
          <text:p/>
        </draw:line>
        <draw:frame draw:style-name="gr9" draw:text-style-name="P7" draw:layer="layout" svg:width="1.932cm" svg:height="2.311cm" svg:x="1.016cm" svg:y="6.348cm">
          <draw:text-box>
            <text:p><text:span text:style-name="T2">x</text:span><text:span text:style-name="T2">1</text:span></text:p>
          </draw:text-box>
        </draw:frame>
        <draw:frame draw:style-name="gr9" draw:text-style-name="P7" draw:layer="layout" svg:width="1.932cm" svg:height="2.311cm" svg:x="1.016cm" svg:y="8.358cm">
          <draw:text-box>
            <text:p><text:span text:style-name="T2">x</text:span><text:span text:style-name="T2">2</text:span></text:p>
          </draw:text-box>
        </draw:frame>
        <draw:frame draw:style-name="gr9" draw:text-style-name="P7" draw:layer="layout" svg:width="1.932cm" svg:height="2.311cm" svg:x="1.016cm" svg:y="14.708cm">
          <draw:text-box>
            <text:p><text:span text:style-name="T2">x</text:span><text:span text:style-name="T2">n</text:span></text:p>
          </draw:text-box>
        </draw:frame>
        <draw:frame draw:style-name="gr10" draw:text-style-name="P2" draw:layer="layout" svg:width="1.359cm" svg:height="1.149cm" svg:x="10.922cm" svg:y="5.964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0" draw:text-style-name="P2" draw:layer="layout" svg:width="1.387cm" svg:height="1.149cm" svg:x="9.535cm" svg:y="7.487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0" draw:text-style-name="P2" draw:layer="layout" svg:width="1.461cm" svg:height="1.149cm" svg:x="11.938cm" svg:y="7.996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11" draw:text-style-name="P1" draw:layer="layout" svg:width="11.176cm" svg:height="2.286cm" draw:transform="skewX (-0.00523598775598299) translate (13.45cm 14.7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0.721cm" svg:height="2.794cm" svg:x="13.409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286cm" svg:y1="7.113cm" svg:x2="13.308cm" svg:y2="10.922cm">
          <text:p/>
        </draw:line>
        <draw:line draw:style-name="gr8" draw:text-style-name="P1" draw:layer="layout" svg:x1="2.286cm" svg:y1="9.145cm" svg:x2="13.308cm" svg:y2="10.922cm">
          <text:p/>
        </draw:line>
        <draw:frame draw:style-name="gr10" draw:text-style-name="P2" draw:layer="layout" svg:width="1.4cm" svg:height="1.149cm" svg:x="9.398cm" svg:y="14.47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line draw:style-name="gr8" draw:text-style-name="P1" draw:layer="layout" svg:x1="2.286cm" svg:y1="15.495cm" svg:x2="13.462cm" svg:y2="16.002cm">
          <text:p/>
        </draw:line>
        <draw:frame draw:style-name="gr10" draw:text-style-name="P2" draw:layer="layout" svg:width="1.383cm" svg:height="1.149cm" svg:x="11.925cm" svg:y="9.519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0" draw:text-style-name="P2" draw:layer="layout" svg:width="6.891cm" svg:height="1.325cm" svg:x="15.542cm" svg:y="6.3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0" draw:text-style-name="P2" draw:layer="layout" svg:width="6.937cm" svg:height="1.325cm" svg:x="15.461cm" svg:y="15.24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0" draw:text-style-name="P2" draw:layer="layout" svg:width="6.922cm" svg:height="1.325cm" svg:x="15.207cm" svg:y="10.559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3" draw:text-style-name="P8" draw:layer="layout" svg:width="3.556cm" svg:height="1.987cm" svg:x="18.388cm" svg:y="12.654cm">
          <draw:text-box>
            <text:p><text:span text:style-name="T3">.</text:span></text:p>
            <text:p><text:span text:style-name="T3">.</text:span></text:p>
          </draw:text-box>
        </draw:frame>
        <draw:line draw:style-name="gr8" draw:text-style-name="P1" draw:layer="layout" svg:x1="24.384cm" svg:y1="11.176cm" svg:x2="26.67cm" svg:y2="11.176cm">
          <text:p/>
        </draw:line>
        <draw:frame draw:style-name="gr10" draw:text-style-name="P2" draw:layer="layout" svg:width="3.767cm" svg:height="1.533cm" svg:x="13.208cm" svg:y="2.79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1.826cm" svg:x="0.03cm" svg:y="0.003cm">
          <draw:text-box>
            <text:p text:style-name="P5"><text:span text:style-name="T1">П</text:span><text:span text:style-name="T1">р</text:span><text:span text:style-name="T1">и</text:span><text:span text:style-name="T1">к</text:span><text:span text:style-name="T1">л</text:span><text:span text:style-name="T1">е</text:span><text:span text:style-name="T1">и</text:span><text:span text:style-name="T1">м</text:span><text:span text:style-name="T1"> </text:span><text:span text:style-name="T1">е</text:span><text:span text:style-name="T1">щ</text:span><text:span text:style-name="T1">е</text:span><text:span text:style-name="T1"> </text:span><text:span text:style-name="T1">о</text:span><text:span text:style-name="T1">д</text:span><text:span text:style-name="T1">и</text:span><text:span text:style-name="T1">н</text:span><text:span text:style-name="T1"> </text:span><text:span text:style-name="T1">с</text:span><text:span text:style-name="T1">л</text:span><text:span text:style-name="T1">о</text:span><text:span text:style-name="T1">й</text:span></text:p>
          </draw:text-box>
        </draw:frame>
        <draw:custom-shape draw:style-name="gr14" draw:text-style-name="P1" draw:layer="layout" svg:width="1.23cm" svg:height="1.27cm" svg:x="4.318cm" svg:y="3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4.32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4.318cm" svg:y="1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4.318cm" svg:y="9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4.318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4.318cm" svg:y="5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823cm" svg:height="2.794cm" svg:x="12.139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81cm" svg:y1="4.319cm" svg:x2="12.139cm" svg:y2="4.319cm">
          <text:p/>
        </draw:line>
        <draw:line draw:style-name="gr8" draw:text-style-name="P1" draw:layer="layout" svg:x1="5.81cm" svg:y1="6.351cm" svg:x2="12.139cm" svg:y2="4.319cm">
          <text:p/>
        </draw:line>
        <draw:line draw:style-name="gr8" draw:text-style-name="P1" draw:layer="layout" svg:x1="5.809cm" svg:y1="12.701cm" svg:x2="12.138cm" svg:y2="4.319cm">
          <text:p/>
        </draw:line>
        <draw:custom-shape draw:style-name="gr16" draw:text-style-name="P1" draw:layer="layout" svg:width="2.807cm" svg:height="2.748cm" draw:transform="skewX (-0.00139626340159546) translate (12.178cm 11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934cm" svg:height="2.794cm" svg:x="12.167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809cm" svg:y1="4.319cm" svg:x2="12.138cm" svg:y2="8.128cm">
          <text:p/>
        </draw:line>
        <draw:line draw:style-name="gr8" draw:text-style-name="P1" draw:layer="layout" svg:x1="5.809cm" svg:y1="6.351cm" svg:x2="12.138cm" svg:y2="8.128cm">
          <text:p/>
        </draw:line>
        <draw:line draw:style-name="gr8" draw:text-style-name="P1" draw:layer="layout" svg:x1="5.809cm" svg:y1="12.701cm" svg:x2="12.227cm" svg:y2="13.208cm">
          <text:p/>
        </draw:line>
        <draw:frame draw:style-name="gr13" draw:text-style-name="P8" draw:layer="layout" svg:width="0.974cm" svg:height="1.987cm" svg:x="13.529cm" svg:y="9.86cm">
          <draw:text-box>
            <text:p><text:span text:style-name="T3">.</text:span></text:p>
            <text:p><text:span text:style-name="T3">.</text:span></text:p>
          </draw:text-box>
        </draw:frame>
        <draw:frame draw:style-name="gr10" draw:text-style-name="P2" draw:layer="layout" svg:width="4.447cm" svg:height="1.717cm" svg:x="11.809cm" svg:y="15.49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8" draw:text-style-name="P1" draw:layer="layout" svg:width="2.807cm" svg:height="2.748cm" draw:transform="skewX (-0.00139626340159546) translate (20.191cm 9.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2.934cm" svg:height="2.794cm" svg:x="20.18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0.974cm" svg:height="1.987cm" svg:x="21.542cm" svg:y="7.066cm">
          <draw:text-box>
            <text:p><text:span text:style-name="T3">.</text:span></text:p>
            <text:p><text:span text:style-name="T3">.</text:span></text:p>
          </draw:text-box>
        </draw:frame>
        <draw:line draw:style-name="gr8" draw:text-style-name="P1" draw:layer="layout" svg:x1="14.962cm" svg:y1="4.826cm" svg:x2="20.18cm" svg:y2="5.842cm">
          <text:p/>
        </draw:line>
        <draw:line draw:style-name="gr8" draw:text-style-name="P1" draw:layer="layout" svg:x1="15.101cm" svg:y1="5.08cm" svg:x2="20.33cm" svg:y2="10.668cm">
          <text:p/>
        </draw:line>
        <draw:line draw:style-name="gr8" draw:text-style-name="P1" draw:layer="layout" svg:x1="15.101cm" svg:y1="8.382cm" svg:x2="20.18cm" svg:y2="5.842cm">
          <text:p/>
        </draw:line>
        <draw:line draw:style-name="gr8" draw:text-style-name="P1" draw:layer="layout" svg:x1="15.101cm" svg:y1="8.382cm" svg:x2="20.574cm" svg:y2="10.668cm">
          <text:p/>
        </draw:line>
        <draw:line draw:style-name="gr8" draw:text-style-name="P1" draw:layer="layout" svg:x1="14.989cm" svg:y1="13.208cm" svg:x2="20.18cm" svg:y2="6.096cm">
          <text:p/>
        </draw:line>
        <draw:line draw:style-name="gr8" draw:text-style-name="P1" draw:layer="layout" svg:x1="14.989cm" svg:y1="13.208cm" svg:x2="20.18cm" svg:y2="10.922cm">
          <text:p/>
        </draw:line>
        <draw:frame draw:style-name="gr20" draw:text-style-name="P10" draw:layer="layout" svg:width="1.016cm" svg:height="1.352cm" svg:x="4.318cm" svg:y="1.829cm">
          <draw:text-box>
            <text:p text:style-name="P9"><text:span text:style-name="T4">X</text:span></text:p>
          </draw:text-box>
        </draw:frame>
        <draw:frame draw:style-name="gr20" draw:text-style-name="P10" draw:layer="layout" svg:width="1.016cm" svg:height="1.352cm" svg:x="13.108cm" svg:y="1.85cm">
          <draw:text-box>
            <text:p text:style-name="P9"><text:span text:style-name="T4">Z</text:span></text:p>
          </draw:text-box>
        </draw:frame>
        <draw:frame draw:style-name="gr20" draw:text-style-name="P10" draw:layer="layout" svg:width="1.016cm" svg:height="1.352cm" svg:x="21.082cm" svg:y="1.75cm">
          <draw:text-box>
            <text:p text:style-name="P9"><text:span text:style-name="T4">T</text:span></text:p>
          </draw:text-box>
        </draw:frame>
        <draw:frame draw:style-name="gr10" draw:text-style-name="P2" draw:layer="layout" svg:width="4.211cm" svg:height="1.717cm" svg:x="11.779cm" svg:y="18.34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1.826cm" svg:x="0.03cm" svg:y="0.003cm">
          <draw:text-box>
            <text:p text:style-name="P5"><text:span text:style-name="T1">А</text:span><text:span text:style-name="T1"> </text:span><text:span text:style-name="T1">п</text:span><text:span text:style-name="T1">о</text:span><text:span text:style-name="T1">т</text:span><text:span text:style-name="T1">о</text:span><text:span text:style-name="T1">м</text:span><text:span text:style-name="T1"> </text:span><text:span text:style-name="T1">е</text:span><text:span text:style-name="T1">щ</text:span><text:span text:style-name="T1">е</text:span><text:span text:style-name="T1"> </text:span><text:span text:style-name="T1">д</text:span><text:span text:style-name="T1">е</text:span><text:span text:style-name="T1">с</text:span><text:span text:style-name="T1">я</text:span><text:span text:style-name="T1">т</text:span><text:span text:style-name="T1">ь</text:span></text:p>
          </draw:text-box>
        </draw:frame>
        <draw:custom-shape draw:style-name="gr14" draw:text-style-name="P1" draw:layer="layout" svg:width="1.23cm" svg:height="1.27cm" svg:x="0.762cm" svg:y="3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0.764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0.762cm" svg:y="1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0.762cm" svg:y="9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0.762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0.762cm" svg:y="5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823cm" svg:height="2.794cm" svg:x="8.583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254cm" svg:y1="4.319cm" svg:x2="8.583cm" svg:y2="4.319cm">
          <text:p/>
        </draw:line>
        <draw:line draw:style-name="gr8" draw:text-style-name="P1" draw:layer="layout" svg:x1="2.254cm" svg:y1="6.351cm" svg:x2="8.583cm" svg:y2="4.319cm">
          <text:p/>
        </draw:line>
        <draw:line draw:style-name="gr8" draw:text-style-name="P1" draw:layer="layout" svg:x1="2.253cm" svg:y1="12.701cm" svg:x2="8.582cm" svg:y2="4.319cm">
          <text:p/>
        </draw:line>
        <draw:custom-shape draw:style-name="gr16" draw:text-style-name="P1" draw:layer="layout" svg:width="2.807cm" svg:height="2.748cm" draw:transform="skewX (-0.00139626340159546) translate (8.873cm 12.2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934cm" svg:height="2.794cm" svg:x="8.611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253cm" svg:y1="4.319cm" svg:x2="8.582cm" svg:y2="8.128cm">
          <text:p/>
        </draw:line>
        <draw:line draw:style-name="gr8" draw:text-style-name="P1" draw:layer="layout" svg:x1="2.253cm" svg:y1="6.351cm" svg:x2="8.582cm" svg:y2="8.128cm">
          <text:p/>
        </draw:line>
        <draw:line draw:style-name="gr8" draw:text-style-name="P1" draw:layer="layout" svg:x1="2.253cm" svg:y1="12.701cm" svg:x2="8.671cm" svg:y2="13.208cm">
          <text:p/>
        </draw:line>
        <draw:frame draw:style-name="gr13" draw:text-style-name="P8" draw:layer="layout" svg:width="0.974cm" svg:height="1.987cm" svg:x="9.973cm" svg:y="9.86cm">
          <draw:text-box>
            <text:p><text:span text:style-name="T3">.</text:span></text:p>
            <text:p><text:span text:style-name="T3">.</text:span></text:p>
          </draw:text-box>
        </draw:frame>
        <draw:custom-shape draw:style-name="gr18" draw:text-style-name="P1" draw:layer="layout" svg:width="2.807cm" svg:height="2.748cm" draw:transform="skewX (-0.00139626340159546) translate (16.635cm 9.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2.934cm" svg:height="2.794cm" svg:x="16.6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0.974cm" svg:height="1.987cm" svg:x="17.986cm" svg:y="7.066cm">
          <draw:text-box>
            <text:p><text:span text:style-name="T3">.</text:span></text:p>
            <text:p><text:span text:style-name="T3">.</text:span></text:p>
          </draw:text-box>
        </draw:frame>
        <draw:line draw:style-name="gr8" draw:text-style-name="P1" draw:layer="layout" svg:x1="11.406cm" svg:y1="4.826cm" svg:x2="16.624cm" svg:y2="5.842cm">
          <text:p/>
        </draw:line>
        <draw:line draw:style-name="gr8" draw:text-style-name="P1" draw:layer="layout" svg:x1="11.545cm" svg:y1="5.08cm" svg:x2="16.774cm" svg:y2="10.668cm">
          <text:p/>
        </draw:line>
        <draw:line draw:style-name="gr8" draw:text-style-name="P1" draw:layer="layout" svg:x1="11.545cm" svg:y1="8.382cm" svg:x2="16.624cm" svg:y2="5.842cm">
          <text:p/>
        </draw:line>
        <draw:line draw:style-name="gr8" draw:text-style-name="P1" draw:layer="layout" svg:x1="11.545cm" svg:y1="8.382cm" svg:x2="17.018cm" svg:y2="10.668cm">
          <text:p/>
        </draw:line>
        <draw:line draw:style-name="gr8" draw:text-style-name="P1" draw:layer="layout" svg:x1="11.433cm" svg:y1="13.208cm" svg:x2="16.624cm" svg:y2="6.096cm">
          <text:p/>
        </draw:line>
        <draw:line draw:style-name="gr8" draw:text-style-name="P1" draw:layer="layout" svg:x1="11.433cm" svg:y1="13.208cm" svg:x2="16.624cm" svg:y2="10.922cm">
          <text:p/>
        </draw:line>
        <draw:frame draw:style-name="gr21" draw:text-style-name="P10" draw:layer="layout" svg:width="2.032cm" svg:height="2.691cm" svg:x="0.762cm" svg:y="1.829cm">
          <draw:text-box>
            <text:p text:style-name="P9"><text:span text:style-name="T4">X</text:span><text:span text:style-name="T5">1</text:span></text:p>
          </draw:text-box>
        </draw:frame>
        <draw:frame draw:style-name="gr21" draw:text-style-name="P10" draw:layer="layout" svg:width="1.624cm" svg:height="2.691cm" svg:x="9.552cm" svg:y="1.85cm">
          <draw:text-box>
            <text:p text:style-name="P9"><text:span text:style-name="T4">X</text:span><text:span text:style-name="T5">2</text:span></text:p>
          </draw:text-box>
        </draw:frame>
        <draw:frame draw:style-name="gr21" draw:text-style-name="P10" draw:layer="layout" svg:width="2.032cm" svg:height="2.691cm" svg:x="17.526cm" svg:y="1.829cm">
          <draw:text-box>
            <text:p text:style-name="P9"><text:span text:style-name="T4">X</text:span><text:span text:style-name="T5">3</text:span></text:p>
          </draw:text-box>
        </draw:frame>
        <draw:frame draw:style-name="gr22" draw:text-style-name="P12" draw:layer="layout" svg:width="2.54cm" svg:height="1.352cm" svg:x="20.574cm" svg:y="7.284cm">
          <draw:text-box>
            <text:p text:style-name="P11"><text:span text:style-name="T6">.</text:span><text:span text:style-name="T6">.</text:span><text:span text:style-name="T6">.</text:span></text:p>
          </draw:text-box>
        </draw:frame>
        <draw:custom-shape draw:style-name="gr18" draw:text-style-name="P1" draw:layer="layout" svg:width="2.807cm" svg:height="2.748cm" draw:transform="skewX (-0.00139626340159546) translate (24.255cm 7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807cm" svg:height="2.748cm" draw:transform="skewX (-0.00139626340159546) translate (24.256cm 7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934cm" svg:height="2.794cm" svg:x="24.245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934cm" svg:height="2.794cm" svg:x="24.24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2.238cm" svg:height="1.978cm" svg:x="24.94cm" svg:y="1.965cm">
          <draw:text-box>
            <text:p text:style-name="P13"><text:span text:style-name="T7">Y</text:span></text:p>
          </draw:text-box>
        </draw:frame>
        <draw:frame draw:style-name="gr10" draw:text-style-name="P2" draw:layer="layout" svg:width="6.028cm" svg:height="1.733cm" svg:x="11.81cm" svg:y="15.49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text-style-name="P2" draw:layer="layout" svg:width="6.046cm" svg:height="1.733cm" svg:x="11.752cm" svg:y="17.57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text-style-name="P8" draw:layer="layout" svg:width="0.974cm" svg:height="1.987cm" svg:x="14.012cm" svg:y="19.013cm">
          <draw:text-box>
            <text:p><text:span text:style-name="T3">.</text:span></text:p>
            <text:p><text:span text:style-name="T3">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1.826cm" svg:x="0.03cm" svg:y="0.003cm">
          <draw:text-box>
            <text:p text:style-name="P5"><text:span text:style-name="T1">П</text:span><text:span text:style-name="T1">о</text:span><text:span text:style-name="T1">ч</text:span><text:span text:style-name="T1">е</text:span><text:span text:style-name="T1">м</text:span><text:span text:style-name="T1">у</text:span><text:span text:style-name="T1"> </text:span><text:span text:style-name="T1">э</text:span><text:span text:style-name="T1">т</text:span><text:span text:style-name="T1">о</text:span><text:span text:style-name="T1"> </text:span><text:span text:style-name="T1">н</text:span><text:span text:style-name="T1">е</text:span><text:span text:style-name="T1"> </text:span><text:span text:style-name="T1">с</text:span><text:span text:style-name="T1">р</text:span><text:span text:style-name="T1">а</text:span><text:span text:style-name="T1">б</text:span><text:span text:style-name="T1">о</text:span><text:span text:style-name="T1">т</text:span><text:span text:style-name="T1">а</text:span><text:span text:style-name="T1">е</text:span><text:span text:style-name="T1">т</text:span><text:span text:style-name="T1">?</text:span><text:span text:style-name="T1"> </text:span></text:p>
          </draw:text-box>
        </draw:frame>
        <draw:custom-shape draw:style-name="gr26" draw:text-style-name="P1" draw:layer="layout" svg:width="0.52cm" svg:height="0.537cm" svg:x="0.76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2cm" svg:height="0.536cm" svg:x="0.763cm" svg:y="3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2cm" svg:height="0.537cm" svg:x="0.762cm" svg:y="7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2cm" svg:height="0.536cm" svg:x="0.762cm" svg:y="6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2cm" svg:height="0.536cm" svg:x="0.762cm" svg:y="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2cm" svg:height="0.537cm" svg:x="0.762cm" svg:y="4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194cm" svg:height="1.18cm" svg:x="4.071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393cm" svg:y1="3.878cm" svg:x2="4.071cm" svg:y2="3.878cm">
          <text:p/>
        </draw:line>
        <draw:line draw:style-name="gr8" draw:text-style-name="P1" draw:layer="layout" svg:x1="1.393cm" svg:y1="4.736cm" svg:x2="4.071cm" svg:y2="3.878cm">
          <text:p/>
        </draw:line>
        <draw:line draw:style-name="gr8" draw:text-style-name="P1" draw:layer="layout" svg:x1="1.393cm" svg:y1="7.417cm" svg:x2="4.071cm" svg:y2="3.878cm">
          <text:p/>
        </draw:line>
        <draw:custom-shape draw:style-name="gr28" draw:text-style-name="P1" draw:layer="layout" svg:width="1.188cm" svg:height="1.16cm" draw:transform="skewX (-0.00174532925199433) translate (4.193cm 7.2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241cm" svg:height="1.18cm" svg:x="4.083cm" svg:y="5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393cm" svg:y1="3.878cm" svg:x2="4.071cm" svg:y2="5.486cm">
          <text:p/>
        </draw:line>
        <draw:line draw:style-name="gr8" draw:text-style-name="P1" draw:layer="layout" svg:x1="1.393cm" svg:y1="4.736cm" svg:x2="4.071cm" svg:y2="5.486cm">
          <text:p/>
        </draw:line>
        <draw:line draw:style-name="gr8" draw:text-style-name="P1" draw:layer="layout" svg:x1="1.393cm" svg:y1="7.417cm" svg:x2="4.108cm" svg:y2="7.631cm">
          <text:p/>
        </draw:line>
        <draw:custom-shape draw:style-name="gr30" draw:text-style-name="P1" draw:layer="layout" svg:width="1.188cm" svg:height="1.16cm" draw:transform="skewX (-0.00174532925199433) translate (7.477cm 5.9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41cm" svg:height="1.179cm" svg:x="7.473cm" svg:y="3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265cm" svg:y1="4.092cm" svg:x2="7.473cm" svg:y2="4.521cm">
          <text:p/>
        </draw:line>
        <draw:line draw:style-name="gr8" draw:text-style-name="P1" draw:layer="layout" svg:x1="5.324cm" svg:y1="4.199cm" svg:x2="7.536cm" svg:y2="6.558cm">
          <text:p/>
        </draw:line>
        <draw:line draw:style-name="gr8" draw:text-style-name="P1" draw:layer="layout" svg:x1="5.324cm" svg:y1="5.593cm" svg:x2="7.473cm" svg:y2="4.521cm">
          <text:p/>
        </draw:line>
        <draw:line draw:style-name="gr8" draw:text-style-name="P1" draw:layer="layout" svg:x1="5.324cm" svg:y1="5.594cm" svg:x2="7.639cm" svg:y2="6.559cm">
          <text:p/>
        </draw:line>
        <draw:line draw:style-name="gr8" draw:text-style-name="P1" draw:layer="layout" svg:x1="5.276cm" svg:y1="7.631cm" svg:x2="7.472cm" svg:y2="4.628cm">
          <text:p/>
        </draw:line>
        <draw:line draw:style-name="gr8" draw:text-style-name="P1" draw:layer="layout" svg:x1="5.276cm" svg:y1="7.631cm" svg:x2="7.472cm" svg:y2="6.666cm">
          <text:p/>
        </draw:line>
        <draw:frame draw:style-name="gr32" draw:text-style-name="P12" draw:layer="layout" svg:width="1.074cm" svg:height="1.352cm" svg:x="9.144cm" svg:y="5.13cm">
          <draw:text-box>
            <text:p text:style-name="P11"><text:span text:style-name="T6">.</text:span><text:span text:style-name="T6">.</text:span></text:p>
          </draw:text-box>
        </draw:frame>
        <draw:custom-shape draw:style-name="gr33" draw:text-style-name="P1" draw:layer="layout" svg:width="1.188cm" svg:height="1.161cm" draw:transform="skewX (-0.00174532925199433) translate (10.701cm 5.2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1.188cm" svg:height="1.161cm" draw:transform="skewX (-0.00174532925199433) translate (10.701cm 5.2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.241cm" svg:height="1.18cm" svg:x="10.697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242cm" svg:height="1.18cm" svg:x="10.696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6.028cm" svg:height="1.733cm" svg:x="17.584cm" svg:y="2.11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2" draw:layer="layout" svg:width="6.046cm" svg:height="1.733cm" svg:x="17.526cm" svg:y="4.19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8" draw:layer="layout" svg:width="0.974cm" svg:height="1.987cm" svg:x="19.786cm" svg:y="5.633cm">
          <draw:text-box>
            <text:p><text:span text:style-name="T3">.</text:span></text:p>
            <text:p><text:span text:style-name="T3">.</text:span></text:p>
          </draw:text-box>
        </draw:frame>
        <draw:frame draw:style-name="gr10" draw:text-style-name="P2" draw:layer="layout" svg:width="5.589cm" svg:height="1.733cm" svg:x="17.576cm" svg:y="7.6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text-style-name="P2" draw:layer="layout" svg:width="20.395cm" svg:height="1.733cm" svg:x="3.209cm" svg:y="11.22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text-style-name="P2" draw:layer="layout" svg:width="4.937cm" svg:height="1.715cm" svg:x="10.922cm" svg:y="14.03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7" draw:text-style-name="P16" draw:layer="layout" svg:width="26.416cm" svg:height="6.4cm" svg:x="1.016cm" svg:y="15.748cm">
          <draw:text-box>
            <text:p text:style-name="P15"><text:span text:style-name="T2">Т</text:span><text:span text:style-name="T2">.</text:span><text:span text:style-name="T2">е</text:span><text:span text:style-name="T2">. </text:span><text:span text:style-name="T2">в</text:span><text:span text:style-name="T2">с</text:span><text:span text:style-name="T2">е</text:span><text:span text:style-name="T2"> </text:span><text:span text:style-name="T2">т</text:span><text:span text:style-name="T2">а</text:span><text:span text:style-name="T2">к</text:span><text:span text:style-name="T2">и</text:span><text:span text:style-name="T2">е</text:span><text:span text:style-name="T2"> </text:span><text:span text:style-name="T2">с</text:span><text:span text:style-name="T2">л</text:span><text:span text:style-name="T2">о</text:span><text:span text:style-name="T2">и</text:span><text:span text:style-name="T2"> </text:span><text:span text:style-name="T2">э</text:span><text:span text:style-name="T2">к</text:span><text:span text:style-name="T2">в</text:span><text:span text:style-name="T2">и</text:span><text:span text:style-name="T2">в</text:span><text:span text:style-name="T2">а</text:span><text:span text:style-name="T2">л</text:span><text:span text:style-name="T2">е</text:span><text:span text:style-name="T2">н</text:span><text:span text:style-name="T2">т</text:span><text:span text:style-name="T2">н</text:span><text:span text:style-name="T2">ы</text:span><text:span text:style-name="T2"> </text:span><text:span text:style-name="T2">к</text:span><text:span text:style-name="T2">а</text:span><text:span text:style-name="T2">к</text:span><text:span text:style-name="T2">о</text:span><text:span text:style-name="T2">м</text:span><text:span text:style-name="T2">у</text:span><text:span text:style-name="T2">-</text:span><text:span text:style-name="T2">т</text:span><text:span text:style-name="T2">о</text:span><text:span text:style-name="T2"> </text:span><text:span text:style-name="T2">о</text:span><text:span text:style-name="T2">д</text:span><text:span text:style-name="T2">н</text:span><text:span text:style-name="T2">о</text:span><text:span text:style-name="T2">м</text:span><text:span text:style-name="T2">у</text:span><text:span text:style-name="T2"> </text:span><text:span text:style-name="T2">с</text:span><text:span text:style-name="T2">л</text:span><text:span text:style-name="T2">о</text:span><text:span text:style-name="T2">ю</text:span><text:span text:style-name="T2"> <text:s/></text:span><text:span text:style-name="T2">с</text:span><text:span text:style-name="T2"> </text:span><text:span text:style-name="T2">п</text:span><text:span text:style-name="T2">р</text:span><text:span text:style-name="T2">а</text:span><text:span text:style-name="T2">в</text:span><text:span text:style-name="T2">и</text:span><text:span text:style-name="T2">л</text:span><text:span text:style-name="T2">ь</text:span><text:span text:style-name="T2">н</text:span><text:span text:style-name="T2">ы</text:span><text:span text:style-name="T2">м</text:span><text:span text:style-name="T2">и</text:span><text:span text:style-name="T2"> </text:span><text:span text:style-name="T2">в</text:span><text:span text:style-name="T2">е</text:span><text:span text:style-name="T2">с</text:span><text:span text:style-name="T2">а</text:span><text:span text:style-name="T2">м</text:span><text:span text:style-name="T2">и</text:span><text:span text:style-name="T2">.</text:span><text:span text:style-name="T2"><text:line-break/></text:span><text:span text:style-name="T2"><text:line-break/></text:span><text:span text:style-name="T2">В</text:span><text:span text:style-name="T2">с</text:span><text:span text:style-name="T2">я</text:span><text:span text:style-name="T2"> </text:span><text:span text:style-name="T2">с</text:span><text:span text:style-name="T2">е</text:span><text:span text:style-name="T2">т</text:span><text:span text:style-name="T2">ь</text:span><text:span text:style-name="T2"> </text:span><text:span text:style-name="T2">э</text:span><text:span text:style-name="T2">к</text:span><text:span text:style-name="T2">в</text:span><text:span text:style-name="T2">и</text:span><text:span text:style-name="T2">в</text:span><text:span text:style-name="T2">а</text:span><text:span text:style-name="T2">л</text:span><text:span text:style-name="T2">е</text:span><text:span text:style-name="T2">н</text:span><text:span text:style-name="T2">т</text:span><text:span text:style-name="T2">н</text:span><text:span text:style-name="T2">а</text:span><text:span text:style-name="T2"> </text:span><text:span text:style-name="T2">л</text:span><text:span text:style-name="T2">и</text:span><text:span text:style-name="T2">н</text:span><text:span text:style-name="T2">е</text:span><text:span text:style-name="T2">й</text:span><text:span text:style-name="T2">н</text:span><text:span text:style-name="T2">о</text:span><text:span text:style-name="T2">й</text:span><text:span text:style-name="T2">\</text:span><text:span text:style-name="T2">л</text:span><text:span text:style-name="T2">о</text:span><text:span text:style-name="T2">г</text:span><text:span text:style-name="T2">и</text:span><text:span text:style-name="T2">с</text:span><text:span text:style-name="T2">т</text:span><text:span text:style-name="T2">и</text:span><text:span text:style-name="T2">ч</text:span><text:span text:style-name="T2">е</text:span><text:span text:style-name="T2">с</text:span><text:span text:style-name="T2">к</text:span><text:span text:style-name="T2">о</text:span><text:span text:style-name="T2">й</text:span><text:span text:style-name="T2"> </text:span><text:span text:style-name="T2">р</text:span><text:span text:style-name="T2">е</text:span><text:span text:style-name="T2">г</text:span><text:span text:style-name="T2">р</text:span><text:span text:style-name="T2">е</text:span><text:span text:style-name="T2">с</text:span><text:span text:style-name="T2">с</text:span><text:span text:style-name="T2">и</text:span><text:span text:style-name="T2">и</text:span><text:span text:style-name="T2"> </text:span><text:span text:style-name="T2">н</text:span><text:span text:style-name="T2">а</text:span><text:span text:style-name="T2"> </text:span><text:span text:style-name="T2">м</text:span><text:span text:style-name="T2">н</text:span><text:span text:style-name="T2">о</text:span><text:span text:style-name="T2">г</text:span><text:span text:style-name="T2">о</text:span><text:span text:style-name="T2"> </text:span><text:span text:style-name="T2">п</text:span><text:span text:style-name="T2">е</text:span><text:span text:style-name="T2">р</text:span><text:span text:style-name="T2">е</text:span><text:span text:style-name="T2">м</text:span><text:span text:style-name="T2">е</text:span><text:span text:style-name="T2">н</text:span><text:span text:style-name="T2">н</text:span><text:span text:style-name="T2">ы</text:span><text:span text:style-name="T2">х</text:span></text:p>
          </draw:text-box>
        </draw:frame>
        <draw:custom-shape draw:style-name="gr38" draw:text-style-name="P2" draw:layer="layout" svg:width="1.27cm" svg:height="1.079cm" svg:x="12.7cm" svg:y="12.95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1.826cm" svg:x="0.03cm" svg:y="0.003cm">
          <draw:text-box>
            <text:p text:style-name="P5"><text:span text:style-name="T1">К</text:span><text:span text:style-name="T1">а</text:span><text:span text:style-name="T1">к</text:span><text:span text:style-name="T1"> </text:span><text:span text:style-name="T1">и</text:span><text:span text:style-name="T1">с</text:span><text:span text:style-name="T1">п</text:span><text:span text:style-name="T1">р</text:span><text:span text:style-name="T1">а</text:span><text:span text:style-name="T1">в</text:span><text:span text:style-name="T1">и</text:span><text:span text:style-name="T1">т</text:span><text:span text:style-name="T1">ь</text:span></text:p>
          </draw:text-box>
        </draw:frame>
        <draw:custom-shape draw:style-name="gr39" draw:text-style-name="P1" draw:layer="layout" svg:width="0.662cm" svg:height="0.678cm" svg:x="0.508cm" svg:y="5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0.662cm" svg:height="0.677cm" svg:x="0.509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662cm" svg:height="0.679cm" svg:x="0.508cm" svg:y="9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0.662cm" svg:height="0.677cm" svg:x="0.508cm" svg:y="8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0.662cm" svg:height="0.677cm" svg:x="0.508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662cm" svg:height="0.678cm" svg:x="0.508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1.52cm" svg:height="1.491cm" svg:x="4.719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311cm" svg:y1="5.724cm" svg:x2="4.719cm" svg:y2="5.724cm">
          <text:p/>
        </draw:line>
        <draw:line draw:style-name="gr8" draw:text-style-name="P1" draw:layer="layout" svg:x1="1.311cm" svg:y1="6.808cm" svg:x2="4.719cm" svg:y2="5.724cm">
          <text:p/>
        </draw:line>
        <draw:line draw:style-name="gr8" draw:text-style-name="P1" draw:layer="layout" svg:x1="1.311cm" svg:y1="10.194cm" svg:x2="4.719cm" svg:y2="5.724cm">
          <text:p/>
        </draw:line>
        <draw:custom-shape draw:style-name="gr43" draw:text-style-name="P1" draw:layer="layout" svg:width="1.512cm" svg:height="1.465cm" draw:transform="skewX (-0.00139626340159546) translate (4.875cm 9.9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1.579cm" svg:height="1.491cm" svg:x="4.735cm" svg:y="7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311cm" svg:y1="5.724cm" svg:x2="4.719cm" svg:y2="7.755cm">
          <text:p/>
        </draw:line>
        <draw:line draw:style-name="gr8" draw:text-style-name="P1" draw:layer="layout" svg:x1="1.311cm" svg:y1="6.808cm" svg:x2="4.719cm" svg:y2="7.756cm">
          <text:p/>
        </draw:line>
        <draw:line draw:style-name="gr8" draw:text-style-name="P1" draw:layer="layout" svg:x1="1.311cm" svg:y1="10.194cm" svg:x2="4.767cm" svg:y2="10.464cm">
          <text:p/>
        </draw:line>
        <draw:custom-shape draw:style-name="gr45" draw:text-style-name="P1" draw:layer="layout" svg:width="1.512cm" svg:height="1.465cm" draw:transform="skewX (-0.0020943951023932) translate (11.851cm 8.2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1.58cm" svg:height="1.489cm" svg:x="11.846cm" svg:y="5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.036cm" svg:y1="5.943cm" svg:x2="11.846cm" svg:y2="6.485cm">
          <text:p/>
        </draw:line>
        <draw:line draw:style-name="gr8" draw:text-style-name="P1" draw:layer="layout" svg:x1="9.111cm" svg:y1="6.079cm" svg:x2="11.927cm" svg:y2="9.059cm">
          <text:p/>
        </draw:line>
        <draw:line draw:style-name="gr8" draw:text-style-name="P1" draw:layer="layout" svg:x1="9.111cm" svg:y1="7.84cm" svg:x2="11.846cm" svg:y2="6.485cm">
          <text:p/>
        </draw:line>
        <draw:line draw:style-name="gr8" draw:text-style-name="P1" draw:layer="layout" svg:x1="9.111cm" svg:y1="7.84cm" svg:x2="12.058cm" svg:y2="9.059cm">
          <text:p/>
        </draw:line>
        <draw:line draw:style-name="gr8" draw:text-style-name="P1" draw:layer="layout" svg:x1="9.051cm" svg:y1="10.414cm" svg:x2="11.846cm" svg:y2="6.621cm">
          <text:p/>
        </draw:line>
        <draw:line draw:style-name="gr8" draw:text-style-name="P1" draw:layer="layout" svg:x1="9.051cm" svg:y1="10.414cm" svg:x2="11.846cm" svg:y2="9.195cm">
          <text:p/>
        </draw:line>
        <draw:frame draw:style-name="gr47" draw:text-style-name="P12" draw:layer="layout" svg:width="1.367cm" svg:height="1.708cm" svg:x="19.304cm" svg:y="7.087cm">
          <draw:text-box>
            <text:p text:style-name="P11"><text:span text:style-name="T6">.</text:span><text:span text:style-name="T6">.</text:span></text:p>
          </draw:text-box>
        </draw:frame>
        <draw:custom-shape draw:style-name="gr48" draw:text-style-name="P1" draw:layer="layout" svg:width="1.512cm" svg:height="1.466cm" draw:transform="skewX (-0.00139626340159546) translate (21.286cm 7.2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.512cm" svg:height="1.466cm" draw:transform="skewX (-0.00139626340159546) translate (21.286cm 7.2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579cm" svg:height="1.491cm" svg:x="21.281cm" svg:y="5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1.581cm" svg:height="1.49cm" svg:x="21.279cm" svg:y="9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8" draw:layer="layout" svg:width="24.384cm" svg:height="3.083cm" svg:x="2.286cm" svg:y="2.286cm">
          <draw:text-box>
            <text:p text:style-name="P17"><text:span text:style-name="T8">Д</text:span><text:span text:style-name="T8">о</text:span><text:span text:style-name="T8">б</text:span><text:span text:style-name="T8">а</text:span><text:span text:style-name="T8">в</text:span><text:span text:style-name="T8">и</text:span><text:span text:style-name="T8">м</text:span><text:span text:style-name="T8"> </text:span><text:span text:style-name="T8">м</text:span><text:span text:style-name="T8">е</text:span><text:span text:style-name="T8">ж</text:span><text:span text:style-name="T8">д</text:span><text:span text:style-name="T8">у </text:span><text:span text:style-name="T8">с</text:span><text:span text:style-name="T8">л</text:span><text:span text:style-name="T8">о</text:span><text:span text:style-name="T8">я</text:span><text:span text:style-name="T8">м</text:span><text:span text:style-name="T8">и</text:span><text:span text:style-name="T8"> </text:span><text:span text:style-name="T8">к</text:span><text:span text:style-name="T8">а</text:span><text:span text:style-name="T8">к</text:span><text:span text:style-name="T8">и</text:span><text:span text:style-name="T8">е</text:span><text:span text:style-name="T8">-</text:span><text:span text:style-name="T8">н</text:span><text:span text:style-name="T8">и</text:span><text:span text:style-name="T8">б</text:span><text:span text:style-name="T8">у</text:span><text:span text:style-name="T8">д</text:span><text:span text:style-name="T8">ь </text:span><text:span text:style-name="T8">н</text:span><text:span text:style-name="T8">е</text:span><text:span text:style-name="T8">л</text:span><text:span text:style-name="T8">и</text:span><text:span text:style-name="T8">н</text:span><text:span text:style-name="T8">е</text:span><text:span text:style-name="T8">й</text:span><text:span text:style-name="T8">н</text:span><text:span text:style-name="T8">ы</text:span><text:span text:style-name="T8">е</text:span><text:span text:style-name="T8"> </text:span><text:span text:style-name="T8">ф</text:span><text:span text:style-name="T8">у</text:span><text:span text:style-name="T8">н</text:span><text:span text:style-name="T8">к</text:span><text:span text:style-name="T8">ц</text:span><text:span text:style-name="T8">и</text:span><text:span text:style-name="T8">и</text:span><text:span text:style-name="T8">, </text:span><text:span text:style-name="T8">п</text:span><text:span text:style-name="T8">р</text:span><text:span text:style-name="T8">и</text:span><text:span text:style-name="T8">м</text:span><text:span text:style-name="T8">е</text:span><text:span text:style-name="T8">н</text:span><text:span text:style-name="T8">я</text:span><text:span text:style-name="T8">е</text:span><text:span text:style-name="T8">м</text:span><text:span text:style-name="T8">ы</text:span><text:span text:style-name="T8">е</text:span><text:span text:style-name="T8"> </text:span><text:span text:style-name="T8">п</text:span><text:span text:style-name="T8">о</text:span><text:span text:style-name="T8">э</text:span><text:span text:style-name="T8">л</text:span><text:span text:style-name="T8">е</text:span><text:span text:style-name="T8">м</text:span><text:span text:style-name="T8">е</text:span><text:span text:style-name="T8">н</text:span><text:span text:style-name="T8">т</text:span><text:span text:style-name="T8">н</text:span><text:span text:style-name="T8">о</text:span></text:p>
          </draw:text-box>
        </draw:frame>
        <draw:line draw:style-name="gr8" draw:text-style-name="P1" draw:layer="layout" svg:x1="6.239cm" svg:y1="5.842cm" svg:x2="7.366cm" svg:y2="5.842cm">
          <text:p/>
        </draw:line>
        <draw:line draw:style-name="gr8" draw:text-style-name="P1" draw:layer="layout" svg:x1="6.314cm" svg:y1="7.874cm" svg:x2="7.366cm" svg:y2="7.874cm">
          <text:p/>
        </draw:line>
        <draw:line draw:style-name="gr8" draw:text-style-name="P1" draw:layer="layout" svg:x1="6.389cm" svg:y1="10.668cm" svg:x2="7.366cm" svg:y2="10.668cm">
          <text:p/>
        </draw:line>
        <draw:custom-shape draw:style-name="gr42" draw:text-style-name="P1" draw:layer="layout" svg:width="1.52cm" svg:height="1.491cm" svg:x="7.366cm" svg:y="4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512cm" svg:height="1.465cm" draw:transform="skewX (-0.00139626340159546) translate (7.522cm 9.8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1.579cm" svg:height="1.491cm" svg:x="7.382cm" svg:y="7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1.512cm" svg:height="1.465cm" draw:transform="skewX (-0.0020943951023932) translate (14.427cm 8.2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1.58cm" svg:height="1.489cm" svg:x="14.422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426cm" svg:y1="6.35cm" svg:x2="14.422cm" svg:y2="6.35cm">
          <text:p/>
        </draw:line>
        <draw:line draw:style-name="gr8" draw:text-style-name="P1" draw:layer="layout" svg:x1="13.366cm" svg:y1="9.144cm" svg:x2="14.427cm" svg:y2="9.144cm">
          <text:p/>
        </draw:line>
        <draw:frame draw:style-name="gr53" draw:text-style-name="P20" draw:layer="layout" svg:width="3.302cm" svg:height="2.453cm" svg:x="5.742cm" svg:y="11.838cm">
          <draw:text-box>
            <text:p text:style-name="P19"><text:span text:style-name="T9">F</text:span><text:span text:style-name="T9">(</text:span><text:span text:style-name="T9">x</text:span><text:span text:style-name="T9">1</text:span><text:span text:style-name="T9">)</text:span></text:p>
          </draw:text-box>
        </draw:frame>
        <draw:frame draw:style-name="gr53" draw:text-style-name="P20" draw:layer="layout" svg:width="3.302cm" svg:height="2.453cm" svg:x="12.854cm" svg:y="10.16cm">
          <draw:text-box>
            <text:p text:style-name="P19"><text:span text:style-name="T9">F</text:span><text:span text:style-name="T9">(</text:span><text:span text:style-name="T9">x</text:span><text:span text:style-name="T9">2</text:span><text:span text:style-name="T9">)</text:span></text:p>
          </draw:text-box>
        </draw:frame>
        <draw:frame draw:style-name="gr10" draw:text-style-name="P2" draw:layer="layout" svg:width="2.223cm" svg:height="1.354cm" svg:x="2.349cm" svg:y="11.09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0" draw:text-style-name="P2" draw:layer="layout" svg:width="2.23cm" svg:height="1.354cm" svg:x="9.652cm" svg:y="10.58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0" draw:text-style-name="P2" draw:layer="layout" svg:width="12.13cm" svg:height="1.733cm" svg:x="7.936cm" svg:y="13.50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0" draw:text-style-name="P2" draw:layer="layout" svg:width="11.989cm" svg:height="1.733cm" svg:x="7.874cm" svg:y="15.49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3" draw:text-style-name="P8" draw:layer="layout" svg:width="0.974cm" svg:height="1.987cm" svg:x="13.182cm" svg:y="16.854cm">
          <draw:text-box>
            <text:p><text:span text:style-name="T3">.</text:span></text:p>
            <text:p><text:span text:style-name="T3">.</text:span></text:p>
          </draw:text-box>
        </draw:frame>
        <draw:frame draw:style-name="gr10" draw:text-style-name="P2" draw:layer="layout" svg:width="5.589cm" svg:height="1.733cm" svg:x="10.972cm" svg:y="18.841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54" draw:text-style-name="P22" draw:layer="layout" svg:width="27.656cm" svg:height="3.401cm" svg:x="0.03cm" svg:y="0.003cm">
          <draw:text-box>
            <text:p text:style-name="P21"><text:span text:style-name="T10">К</text:span><text:span text:style-name="T10">а</text:span><text:span text:style-name="T10">к</text:span><text:span text:style-name="T10">и</text:span><text:span text:style-name="T10">е</text:span><text:span text:style-name="T10"> </text:span><text:span text:style-name="T10">б</text:span><text:span text:style-name="T10">ы</text:span><text:span text:style-name="T10">в</text:span><text:span text:style-name="T10">а</text:span><text:span text:style-name="T10">ю</text:span><text:span text:style-name="T10">т</text:span><text:span text:style-name="T10"> </text:span><text:span text:style-name="T10">н</text:span><text:span text:style-name="T10">е</text:span><text:span text:style-name="T10">л</text:span><text:span text:style-name="T10">и</text:span><text:span text:style-name="T10">н</text:span><text:span text:style-name="T10">е</text:span><text:span text:style-name="T10">й</text:span><text:span text:style-name="T10">н</text:span><text:span text:style-name="T10">о</text:span><text:span text:style-name="T10">с</text:span><text:span text:style-name="T10">т</text:span><text:span text:style-name="T10">и</text:span><text:span text:style-name="T10"> </text:span><text:span text:style-name="T10">(</text:span><text:span text:style-name="T10">ф</text:span><text:span text:style-name="T10">у</text:span><text:span text:style-name="T10">н</text:span><text:span text:style-name="T10">к</text:span><text:span text:style-name="T10">ц</text:span><text:span text:style-name="T10">и</text:span><text:span text:style-name="T10">и</text:span><text:span text:style-name="T10"> </text:span><text:span text:style-name="T10">а</text:span><text:span text:style-name="T10">к</text:span><text:span text:style-name="T10">т</text:span><text:span text:style-name="T10">и</text:span><text:span text:style-name="T10">в</text:span><text:span text:style-name="T10">а</text:span><text:span text:style-name="T10">ц</text:span><text:span text:style-name="T10">и</text:span><text:span text:style-name="T10">и</text:span><text:span text:style-name="T10">)</text:span></text:p>
          </draw:text-box>
        </draw:frame>
        <draw:frame draw:style-name="gr55" draw:text-style-name="P23" draw:layer="layout" svg:width="22.352cm" svg:height="2.453cm" svg:x="3.302cm" svg:y="7.366cm">
          <draw:text-box>
            <text:p text:style-name="P19"><text:span text:style-name="T9">h</text:span><text:span text:style-name="T9">t</text:span><text:span text:style-name="T9">t</text:span><text:span text:style-name="T9">p</text:span><text:span text:style-name="T9">s</text:span><text:span text:style-name="T9">:</text:span><text:span text:style-name="T9">/</text:span><text:span text:style-name="T9">/</text:span><text:span text:style-name="T9">e</text:span><text:span text:style-name="T9">n</text:span><text:span text:style-name="T9">.</text:span><text:span text:style-name="T9">w</text:span><text:span text:style-name="T9">i</text:span><text:span text:style-name="T9">k</text:span><text:span text:style-name="T9">i</text:span><text:span text:style-name="T9">p</text:span><text:span text:style-name="T9">e</text:span><text:span text:style-name="T9">d</text:span><text:span text:style-name="T9">i</text:span><text:span text:style-name="T9">a</text:span><text:span text:style-name="T9">.</text:span><text:span text:style-name="T9">o</text:span><text:span text:style-name="T9">r</text:span><text:span text:style-name="T9">g</text:span><text:span text:style-name="T9">/</text:span><text:span text:style-name="T9">w</text:span><text:span text:style-name="T9">i</text:span><text:span text:style-name="T9">k</text:span><text:span text:style-name="T9">i</text:span><text:span text:style-name="T9">/</text:span><text:span text:style-name="T9">A</text:span><text:span text:style-name="T9">c</text:span><text:span text:style-name="T9">t</text:span><text:span text:style-name="T9">i</text:span><text:span text:style-name="T9">v</text:span><text:span text:style-name="T9">a</text:span><text:span text:style-name="T9">t</text:span><text:span text:style-name="T9">i</text:span><text:span text:style-name="T9">o</text:span><text:span text:style-name="T9">n</text:span><text:span text:style-name="T9">_</text:span><text:span text:style-name="T9">f</text:span><text:span text:style-name="T9">u</text:span><text:span text:style-name="T9">n</text:span><text:span text:style-name="T9">c</text:span><text:span text:style-name="T9">t</text:span><text:span text:style-name="T9">i</text:span><text:span text:style-name="T9">o</text:span><text:span text:style-name="T9">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56" draw:text-style-name="P6" draw:layer="layout" svg:width="23.846cm" svg:height="1.826cm" svg:x="0.03cm" svg:y="0.003cm">
          <draw:text-box>
            <text:p text:style-name="P5"><text:span text:style-name="T1">Н</text:span><text:span text:style-name="T1">е</text:span><text:span text:style-name="T1">й</text:span><text:span text:style-name="T1">р</text:span><text:span text:style-name="T1">о</text:span><text:span text:style-name="T1">н</text:span><text:span text:style-name="T1">н</text:span><text:span text:style-name="T1">а</text:span><text:span text:style-name="T1">я</text:span><text:span text:style-name="T1"> </text:span><text:span text:style-name="T1">с</text:span><text:span text:style-name="T1">е</text:span><text:span text:style-name="T1">т</text:span><text:span text:style-name="T1">ь</text:span><text:span text:style-name="T1"> </text:span><text:span text:style-name="T1">в</text:span><text:span text:style-name="T1"> </text:span><text:span text:style-name="T1">ц</text:span><text:span text:style-name="T1">е</text:span><text:span text:style-name="T1">л</text:span><text:span text:style-name="T1">о</text:span><text:span text:style-name="T1">м</text:span><text:span text:style-name="T1"> </text:span></text:p>
          </draw:text-box>
        </draw:frame>
        <draw:custom-shape draw:style-name="gr26" draw:text-style-name="P1" draw:layer="layout" svg:width="0.511cm" svg:height="0.523cm" draw:transform="rotate (-1.56660753659011) translate (5.197cm 2.80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draw:layer="layout" svg:width="0.51cm" svg:height="0.522cm" draw:transform="rotate (-1.56660753659011) translate (5.196cm 2.80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draw:layer="layout" svg:width="0.51cm" svg:height="0.523cm" draw:transform="skewX (0.00191986217719376) rotate (-1.56660753659011) translate (1.748cm 2.82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draw:layer="layout" svg:width="0.51cm" svg:height="0.522cm" draw:transform="rotate (-1.56660753659011) translate (2.583cm 2.8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1cm" svg:height="0.522cm" draw:transform="skewX (0.00191986217719376) rotate (-1.56660753659011) translate (3.419cm 2.8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draw:layer="layout" svg:width="0.511cm" svg:height="0.524cm" draw:transform="rotate (-1.56660753659011) translate (4.361cm 2.81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7" draw:text-style-name="P1" draw:layer="layout" svg:width="1.172cm" svg:height="1.15cm" draw:transform="skewX (0.000872664625997164) rotate (-1.56660753659011) translate (5.393cm 6.0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1" draw:layer="layout" svg:x1="4.885cm" svg:y1="3.428cm" svg:x2="4.896cm" svg:y2="6.057cm">
          <text:p/>
        </draw:line>
        <draw:line draw:style-name="gr8" draw:text-style-name="P1" draw:layer="layout" svg:x1="4.049cm" svg:y1="3.432cm" svg:x2="4.896cm" svg:y2="6.057cm">
          <text:p/>
        </draw:line>
        <draw:line draw:style-name="gr8" draw:text-style-name="P1" draw:layer="layout" svg:x1="1.437cm" svg:y1="3.442cm" svg:x2="4.897cm" svg:y2="6.057cm">
          <text:p/>
        </draw:line>
        <draw:custom-shape draw:style-name="gr58" draw:text-style-name="P1" draw:layer="layout" svg:width="1.167cm" svg:height="1.13cm" draw:transform="skewX (-0.000872664625997164) rotate (-1.56660753659011) translate (1.638cm 6.19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9" draw:text-style-name="P1" draw:layer="layout" svg:width="1.218cm" svg:height="1.15cm" draw:transform="rotate (-1.56660753659011) translate (3.748cm 6.07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1" draw:layer="layout" svg:x1="4.885cm" svg:y1="3.428cm" svg:x2="3.329cm" svg:y2="6.064cm">
          <text:p/>
        </draw:line>
        <draw:line draw:style-name="gr8" draw:text-style-name="P1" draw:layer="layout" svg:x1="4.049cm" svg:y1="3.431cm" svg:x2="3.329cm" svg:y2="6.063cm">
          <text:p/>
        </draw:line>
        <draw:line draw:style-name="gr8" draw:text-style-name="P1" draw:layer="layout" svg:x1="1.436cm" svg:y1="3.442cm" svg:x2="1.239cm" svg:y2="6.109cm">
          <text:p/>
        </draw:line>
        <draw:custom-shape draw:style-name="gr60" draw:text-style-name="P1" draw:layer="layout" svg:width="1.167cm" svg:height="1.13cm" draw:transform="skewX (-0.00174532925199433) rotate (-1.56660753659011) translate (2.954cm 11.56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1" draw:text-style-name="P1" draw:layer="layout" svg:width="1.219cm" svg:height="1.148cm" draw:transform="skewX (0.000872664625997165) rotate (-1.56660753659011) translate (4.958cm 11.5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1" draw:layer="layout" svg:x1="4.741cm" svg:y1="9.388cm" svg:x2="4.332cm" svg:y2="11.557cm">
          <text:p/>
        </draw:line>
        <draw:line draw:style-name="gr8" draw:text-style-name="P1" draw:layer="layout" svg:x1="4.637cm" svg:y1="9.446cm" svg:x2="2.347cm" svg:y2="11.628cm">
          <text:p/>
        </draw:line>
        <draw:line draw:style-name="gr8" draw:text-style-name="P1" draw:layer="layout" svg:x1="3.278cm" svg:y1="9.452cm" svg:x2="4.332cm" svg:y2="11.557cm">
          <text:p/>
        </draw:line>
        <draw:line draw:style-name="gr8" draw:text-style-name="P1" draw:layer="layout" svg:x1="3.278cm" svg:y1="9.452cm" svg:x2="2.347cm" svg:y2="11.729cm">
          <text:p/>
        </draw:line>
        <draw:line draw:style-name="gr8" draw:text-style-name="P1" draw:layer="layout" svg:x1="1.293cm" svg:y1="9.414cm" svg:x2="4.228cm" svg:y2="11.558cm">
          <text:p/>
        </draw:line>
        <draw:line draw:style-name="gr8" draw:text-style-name="P1" draw:layer="layout" svg:x1="1.293cm" svg:y1="9.414cm" svg:x2="2.243cm" svg:y2="11.566cm">
          <text:p/>
        </draw:line>
        <draw:frame draw:style-name="gr62" draw:text-style-name="P12" draw:layer="layout" svg:width="1.055cm" svg:height="1.352cm" draw:transform="rotate (-1.56608393781451) translate (3.892cm 17.313cm)">
          <draw:text-box>
            <text:p text:style-name="P11"><text:span text:style-name="T6">.</text:span><text:span text:style-name="T6">.</text:span></text:p>
          </draw:text-box>
        </draw:frame>
        <draw:custom-shape draw:style-name="gr63" draw:text-style-name="P1" draw:layer="layout" svg:width="1.166cm" svg:height="1.131cm" draw:transform="skewX (-0.000872664625997165) rotate (-1.56660753659011) translate (3.741cm 18.84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4" draw:text-style-name="P1" draw:layer="layout" svg:width="1.166cm" svg:height="1.131cm" draw:transform="skewX (-0.000872664625997165) rotate (-1.56660753659011) translate (3.741cm 18.84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5" draw:text-style-name="P1" draw:layer="layout" svg:width="1.218cm" svg:height="1.15cm" draw:transform="rotate (-1.56660753659011) translate (5.224cm 18.83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6" draw:text-style-name="P1" draw:layer="layout" svg:width="1.219cm" svg:height="1.149cm" draw:transform="skewX (0.000872664625997164) rotate (-1.56660753659011) translate (2.297cm 18.84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1" draw:layer="layout" svg:x1="4.81cm" svg:y1="7.23cm" svg:x2="4.814cm" svg:y2="8.099cm">
          <text:p/>
        </draw:line>
        <draw:line draw:style-name="gr8" draw:text-style-name="P1" draw:layer="layout" svg:x1="3.243cm" svg:y1="7.294cm" svg:x2="3.246cm" svg:y2="8.106cm">
          <text:p/>
        </draw:line>
        <draw:line draw:style-name="gr8" draw:text-style-name="P1" draw:layer="layout" svg:x1="1.088cm" svg:y1="7.361cm" svg:x2="1.091cm" svg:y2="8.115cm">
          <text:p/>
        </draw:line>
        <draw:custom-shape draw:style-name="gr57" draw:text-style-name="P1" draw:layer="layout" svg:width="1.172cm" svg:height="1.15cm" draw:transform="skewX (0.000872664625997164) rotate (-1.56660753659011) translate (5.466cm 8.09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8" draw:text-style-name="P1" draw:layer="layout" svg:width="1.167cm" svg:height="1.13cm" draw:transform="skewX (-0.00261799387799149) rotate (-1.56660753659011) translate (1.711cm 8.23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7" draw:text-style-name="P1" draw:layer="layout" svg:width="1.218cm" svg:height="1.151cm" draw:transform="rotate (-1.56660753659011) translate (3.821cm 8.11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8" draw:text-style-name="P1" draw:layer="layout" svg:width="1.166cm" svg:height="1.13cm" draw:transform="skewX (-0.00174532925199433) rotate (-1.56660753659011) translate (2.95cm 13.5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9" draw:text-style-name="P1" draw:layer="layout" svg:width="1.219cm" svg:height="1.149cm" draw:transform="rotate (-1.56660753659011) translate (4.955cm 13.54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1" draw:layer="layout" svg:x1="4.442cm" svg:y1="12.776cm" svg:x2="4.445cm" svg:y2="13.544cm">
          <text:p/>
        </draw:line>
        <draw:line draw:style-name="gr8" draw:text-style-name="P1" draw:layer="layout" svg:x1="2.286cm" svg:y1="12.739cm" svg:x2="2.289cm" svg:y2="13.557cm">
          <text:p/>
        </draw:line>
        <draw:frame draw:style-name="gr10" draw:text-style-name="P2" draw:layer="layout" svg:width="1.52cm" svg:height="1.541cm" svg:x="9.144cm" svg:y="2.26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0" draw:text-style-name="P2" draw:layer="layout" svg:width="6.03cm" svg:height="1.733cm" svg:x="7.112cm" svg:y="5.58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0" draw:text-style-name="P2" draw:layer="layout" svg:width="5.641cm" svg:height="1.568cm" svg:x="7.366cm" svg:y="7.6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0" draw:text-style-name="P2" draw:layer="layout" svg:width="6.046cm" svg:height="1.733cm" svg:x="6.924cm" svg:y="10.922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0" draw:text-style-name="P2" draw:layer="layout" svg:width="5.653cm" svg:height="1.567cm" svg:x="7.178cm" svg:y="12.954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0" draw:text-style-name="P2" draw:layer="layout" svg:width="1.052cm" svg:height="1.358cm" svg:x="9.144cm" svg:y="18.779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2" draw:text-style-name="P18" draw:layer="layout" svg:width="10.922cm" svg:height="5.915cm" svg:x="14.986cm" svg:y="4.572cm">
          <draw:text-box>
            <text:p text:style-name="P17"><text:span text:style-name="T8">Ч</text:span><text:span text:style-name="T8">т</text:span><text:span text:style-name="T8">о</text:span><text:span text:style-name="T8"> </text:span><text:span text:style-name="T8">м</text:span><text:span text:style-name="T8">о</text:span><text:span text:style-name="T8">ж</text:span><text:span text:style-name="T8">н</text:span><text:span text:style-name="T8">о</text:span><text:span text:style-name="T8"> </text:span><text:span text:style-name="T8">н</text:span><text:span text:style-name="T8">а</text:span><text:span text:style-name="T8">с</text:span><text:span text:style-name="T8">т</text:span><text:span text:style-name="T8">р</text:span><text:span text:style-name="T8">а</text:span><text:span text:style-name="T8">и</text:span><text:span text:style-name="T8">в</text:span><text:span text:style-name="T8">а</text:span><text:span text:style-name="T8">т</text:span><text:span text:style-name="T8">ь</text:span><text:span text:style-name="T8">: </text:span></text:p>
            <text:list text:style-name="L1">
              <text:list-item>
                <text:p text:style-name="P17"><text:span text:style-name="T8">К</text:span><text:span text:style-name="T8">о</text:span><text:span text:style-name="T8">л</text:span><text:span text:style-name="T8">-</text:span><text:span text:style-name="T8">в</text:span><text:span text:style-name="T8">о</text:span><text:span text:style-name="T8"> </text:span><text:span text:style-name="T8">с</text:span><text:span text:style-name="T8">л</text:span><text:span text:style-name="T8">о</text:span><text:span text:style-name="T8">е</text:span><text:span text:style-name="T8">в</text:span></text:p>
              </text:list-item>
              <text:list-item>
                <text:p text:style-name="P17"><text:span text:style-name="T8">К</text:span><text:span text:style-name="T8">о</text:span><text:span text:style-name="T8">л</text:span><text:span text:style-name="T8">-</text:span><text:span text:style-name="T8">в</text:span><text:span text:style-name="T8">о</text:span><text:span text:style-name="T8"> </text:span><text:span text:style-name="T8">н</text:span><text:span text:style-name="T8">е</text:span><text:span text:style-name="T8">й</text:span><text:span text:style-name="T8">р</text:span><text:span text:style-name="T8">о</text:span><text:span text:style-name="T8">н</text:span><text:span text:style-name="T8">о</text:span><text:span text:style-name="T8">в</text:span><text:span text:style-name="T8"> </text:span><text:span text:style-name="T8">в</text:span><text:span text:style-name="T8"> </text:span><text:span text:style-name="T8">с</text:span><text:span text:style-name="T8">л</text:span><text:span text:style-name="T8">о</text:span><text:span text:style-name="T8">е</text:span></text:p>
              </text:list-item>
              <text:list-item>
                <text:p text:style-name="P17"><text:span text:style-name="T8">Н</text:span><text:span text:style-name="T8">е</text:span><text:span text:style-name="T8">л</text:span><text:span text:style-name="T8">и</text:span><text:span text:style-name="T8">н</text:span><text:span text:style-name="T8">е</text:span><text:span text:style-name="T8">й</text:span><text:span text:style-name="T8">н</text:span><text:span text:style-name="T8">о</text:span><text:span text:style-name="T8">с</text:span><text:span text:style-name="T8">т</text:span><text:span text:style-name="T8">и</text:span></text:p>
              </text:list-item>
              <text:list-item>
                <text:p text:style-name="P17"><text:span text:style-name="T8">Ф</text:span><text:span text:style-name="T8">у</text:span><text:span text:style-name="T8">н</text:span><text:span text:style-name="T8">к</text:span><text:span text:style-name="T8">ц</text:span><text:span text:style-name="T8">и</text:span><text:span text:style-name="T8">ю</text:span><text:span text:style-name="T8"> </text:span><text:span text:style-name="T8">о</text:span><text:span text:style-name="T8">ш</text:span><text:span text:style-name="T8">и</text:span><text:span text:style-name="T8">б</text:span><text:span text:style-name="T8">к</text:span><text:span text:style-name="T8">и</text:span></text:p>
                <text:p text:style-name="P17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56" draw:text-style-name="P6" draw:layer="layout" svg:width="23.846cm" svg:height="1.826cm" svg:x="0.03cm" svg:y="0.003cm">
          <draw:text-box>
            <text:p text:style-name="P5"><text:span text:style-name="T1">К</text:span><text:span text:style-name="T1">а</text:span><text:span text:style-name="T1">к</text:span><text:span text:style-name="T1"> </text:span><text:span text:style-name="T1">у</text:span><text:span text:style-name="T1">ч</text:span><text:span text:style-name="T1">и</text:span><text:span text:style-name="T1">т</text:span><text:span text:style-name="T1">ь</text:span><text:span text:style-name="T1"> </text:span><text:span text:style-name="T1">н</text:span><text:span text:style-name="T1">е</text:span><text:span text:style-name="T1">й</text:span><text:span text:style-name="T1">р</text:span><text:span text:style-name="T1">о</text:span><text:span text:style-name="T1">н</text:span><text:span text:style-name="T1">н</text:span><text:span text:style-name="T1">у</text:span><text:span text:style-name="T1">ю</text:span><text:span text:style-name="T1"> </text:span><text:span text:style-name="T1">с</text:span><text:span text:style-name="T1">е</text:span><text:span text:style-name="T1">т</text:span><text:span text:style-name="T1">ь</text:span><text:span text:style-name="T1">?</text:span><text:span text:style-name="T1"> </text:span></text:p>
          </draw:text-box>
        </draw:frame>
        <draw:frame draw:style-name="gr22" draw:text-style-name="P25" draw:layer="layout" svg:width="21.59cm" svg:height="1.276cm" svg:x="1.016cm" svg:y="2.794cm">
          <draw:text-box>
            <text:p text:style-name="P24"><text:span text:style-name="T2">Н</text:span><text:span text:style-name="T2">а</text:span><text:span text:style-name="T2">д</text:span><text:span text:style-name="T2">о</text:span><text:span text:style-name="T2"> </text:span><text:span text:style-name="T2">н</text:span><text:span text:style-name="T2">а</text:span><text:span text:style-name="T2">с</text:span><text:span text:style-name="T2">т</text:span><text:span text:style-name="T2">р</text:span><text:span text:style-name="T2">о</text:span><text:span text:style-name="T2">и</text:span><text:span text:style-name="T2">т</text:span><text:span text:style-name="T2">ь</text:span><text:span text:style-name="T2"> </text:span><text:span text:style-name="T2">с</text:span><text:span text:style-name="T2">л</text:span><text:span text:style-name="T2">е</text:span><text:span text:style-name="T2">д</text:span><text:span text:style-name="T2">у</text:span><text:span text:style-name="T2">ю</text:span><text:span text:style-name="T2">щ</text:span><text:span text:style-name="T2">и</text:span><text:span text:style-name="T2">е</text:span><text:span text:style-name="T2"> </text:span><text:span text:style-name="T2">п</text:span><text:span text:style-name="T2">а</text:span><text:span text:style-name="T2">р</text:span><text:span text:style-name="T2">а</text:span><text:span text:style-name="T2">м</text:span><text:span text:style-name="T2">е</text:span><text:span text:style-name="T2">т</text:span><text:span text:style-name="T2">р</text:span><text:span text:style-name="T2">ы</text:span><text:span text:style-name="T2">:</text:span></text:p>
          </draw:text-box>
        </draw:frame>
        <draw:frame draw:style-name="gr10" draw:text-style-name="P2" draw:layer="layout" svg:width="8.938cm" svg:height="1.549cm" svg:x="9.398cm" svg:y="4.80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2" draw:text-style-name="P25" draw:layer="layout" svg:width="19.304cm" svg:height="1.276cm" svg:x="1.016cm" svg:y="7.62cm">
          <draw:text-box>
            <text:p text:style-name="P24"><text:span text:style-name="T2">К</text:span><text:span text:style-name="T2">а</text:span><text:span text:style-name="T2">к </text:span><text:span text:style-name="T2">в</text:span><text:span text:style-name="T2">ы</text:span><text:span text:style-name="T2">г</text:span><text:span text:style-name="T2">л</text:span><text:span text:style-name="T2">я</text:span><text:span text:style-name="T2">д</text:span><text:span text:style-name="T2">и</text:span><text:span text:style-name="T2">т </text:span><text:span text:style-name="T2">к</text:span><text:span text:style-name="T2">а</text:span><text:span text:style-name="T2">ж</text:span><text:span text:style-name="T2">д</text:span><text:span text:style-name="T2">а</text:span><text:span text:style-name="T2">я</text:span><text:span text:style-name="T2"> <text:s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: </text:span></text:p>
          </draw:text-box>
        </draw:frame>
        <draw:frame draw:style-name="gr10" draw:text-style-name="P2" draw:layer="layout" svg:width="2.072cm" svg:height="1.355cm" svg:x="10.668cm" svg:y="7.341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0" draw:text-style-name="P2" draw:layer="layout" svg:width="9.871cm" svg:height="5.423cm" svg:x="8.671cm" svg:y="9.56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70" draw:text-style-name="P25" draw:layer="layout" svg:width="15.494cm" svg:height="2.301cm" svg:x="0.762cm" svg:y="15.748cm">
          <draw:text-box>
            <text:p text:style-name="P24"><text:span text:style-name="T2">Г</text:span><text:span text:style-name="T2">д</text:span><text:span text:style-name="T2">е</text:span><text:span text:style-name="T2"> </text:span><text:span text:style-name="T2">k</text:span><text:span text:style-name="T2"> </text:span><text:span text:style-name="T2">—</text:span><text:span text:style-name="T2"> </text:span><text:span text:style-name="T2">к</text:span><text:span text:style-name="T2">о</text:span><text:span text:style-name="T2">л</text:span><text:span text:style-name="T2">-</text:span><text:span text:style-name="T2">в</text:span><text:span text:style-name="T2">о</text:span><text:span text:style-name="T2"> </text:span><text:span text:style-name="T2">н</text:span><text:span text:style-name="T2">е</text:span><text:span text:style-name="T2">й</text:span><text:span text:style-name="T2">р</text:span><text:span text:style-name="T2">о</text:span><text:span text:style-name="T2">н</text:span><text:span text:style-name="T2">о</text:span><text:span text:style-name="T2">в</text:span><text:span text:style-name="T2"> </text:span><text:span text:style-name="T2">н</text:span><text:span text:style-name="T2">а</text:span><text:span text:style-name="T2"> </text:span><text:span text:style-name="T2">в</text:span><text:span text:style-name="T2">х</text:span><text:span text:style-name="T2">о</text:span><text:span text:style-name="T2">д</text:span><text:span text:style-name="T2">е</text:span><text:span text:style-name="T2">, </text:span><text:span text:style-name="T2"><text:s/></text:span><text:span text:style-name="T2">а</text:span><text:span text:style-name="T2"> </text:span><text:span text:style-name="T2">l </text:span><text:span text:style-name="T2">—</text:span><text:span text:style-name="T2"> </text:span><text:span text:style-name="T2">к</text:span><text:span text:style-name="T2">о</text:span><text:span text:style-name="T2">л</text:span><text:span text:style-name="T2">-</text:span><text:span text:style-name="T2">в</text:span><text:span text:style-name="T2">о</text:span><text:span text:style-name="T2"> </text:span><text:span text:style-name="T2">н</text:span><text:span text:style-name="T2">е</text:span><text:span text:style-name="T2">й</text:span><text:span text:style-name="T2">р</text:span><text:span text:style-name="T2">о</text:span><text:span text:style-name="T2">н</text:span><text:span text:style-name="T2">о</text:span><text:span text:style-name="T2">в</text:span><text:span text:style-name="T2"> </text:span><text:span text:style-name="T2">н</text:span><text:span text:style-name="T2">а</text:span><text:span text:style-name="T2"> </text:span><text:span text:style-name="T2">в</text:span><text:span text:style-name="T2">ы</text:span><text:span text:style-name="T2">х</text:span><text:span text:style-name="T2">о</text:span><text:span text:style-name="T2">д</text:span><text:span text:style-name="T2">е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56" draw:text-style-name="P6" draw:layer="layout" svg:width="23.846cm" svg:height="1.826cm" svg:x="0.03cm" svg:y="0.003cm">
          <draw:text-box>
            <text:p text:style-name="P5"><text:span text:style-name="T1">К</text:span><text:span text:style-name="T1">а</text:span><text:span text:style-name="T1">к</text:span><text:span text:style-name="T1"> </text:span><text:span text:style-name="T1">у</text:span><text:span text:style-name="T1">ч</text:span><text:span text:style-name="T1">и</text:span><text:span text:style-name="T1">т</text:span><text:span text:style-name="T1">ь</text:span><text:span text:style-name="T1"> </text:span><text:span text:style-name="T1">н</text:span><text:span text:style-name="T1">е</text:span><text:span text:style-name="T1">й</text:span><text:span text:style-name="T1">р</text:span><text:span text:style-name="T1">о</text:span><text:span text:style-name="T1">н</text:span><text:span text:style-name="T1">н</text:span><text:span text:style-name="T1">у</text:span><text:span text:style-name="T1">ю</text:span><text:span text:style-name="T1"> </text:span><text:span text:style-name="T1">с</text:span><text:span text:style-name="T1">е</text:span><text:span text:style-name="T1">т</text:span><text:span text:style-name="T1">ь</text:span><text:span text:style-name="T1">?</text:span><text:span text:style-name="T1"> </text:span></text:p>
          </draw:text-box>
        </draw:frame>
        <draw:frame draw:style-name="gr70" draw:text-style-name="P25" draw:layer="layout" svg:width="19.812cm" svg:height="2.301cm" svg:x="3.81cm" svg:y="2.54cm">
          <draw:text-box>
            <text:p text:style-name="P24"><text:span text:style-name="T2">О</text:span><text:span text:style-name="T2">п</text:span><text:span text:style-name="T2">т</text:span><text:span text:style-name="T2">и</text:span><text:span text:style-name="T2">м</text:span><text:span text:style-name="T2">и</text:span><text:span text:style-name="T2">з</text:span><text:span text:style-name="T2">и</text:span><text:span text:style-name="T2">р</text:span><text:span text:style-name="T2">у</text:span><text:span text:style-name="T2">е</text:span><text:span text:style-name="T2">м</text:span><text:span text:style-name="T2"> </text:span><text:span text:style-name="T2">к</text:span><text:span text:style-name="T2">а</text:span><text:span text:style-name="T2">к</text:span><text:span text:style-name="T2">у</text:span><text:span text:style-name="T2">ю</text:span><text:span text:style-name="T2">-</text:span><text:span text:style-name="T2">т</text:span><text:span text:style-name="T2">о</text:span><text:span text:style-name="T2"> </text:span><text:span text:style-name="T2">ф</text:span><text:span text:style-name="T2">у</text:span><text:span text:style-name="T2">н</text:span><text:span text:style-name="T2">к</text:span><text:span text:style-name="T2">ц</text:span><text:span text:style-name="T2">и</text:span><text:span text:style-name="T2">ю</text:span><text:span text:style-name="T2"> </text:span><text:span text:style-name="T2">о</text:span><text:span text:style-name="T2">ш</text:span><text:span text:style-name="T2">и</text:span><text:span text:style-name="T2">б</text:span><text:span text:style-name="T2">к</text:span><text:span text:style-name="T2">и</text:span></text:p>
          </draw:text-box>
        </draw:frame>
        <draw:frame draw:style-name="gr10" draw:text-style-name="P2" draw:layer="layout" svg:width="5.469cm" svg:height="1.568cm" svg:x="10.922cm" svg:y="4.782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70" draw:text-style-name="P25" draw:layer="layout" svg:width="19.812cm" svg:height="2.301cm" svg:x="3.81cm" svg:y="7.366cm">
          <draw:text-box>
            <text:p text:style-name="P24"><text:span text:style-name="T2">Ч</text:span><text:span text:style-name="T2">т</text:span><text:span text:style-name="T2">о</text:span><text:span text:style-name="T2">б</text:span><text:span text:style-name="T2">ы</text:span><text:span text:style-name="T2"> </text:span><text:span text:style-name="T2">в</text:span><text:span text:style-name="T2">о</text:span><text:span text:style-name="T2">с</text:span><text:span text:style-name="T2">п</text:span><text:span text:style-name="T2">о</text:span><text:span text:style-name="T2">л</text:span><text:span text:style-name="T2">ь</text:span><text:span text:style-name="T2">з</text:span><text:span text:style-name="T2">о</text:span><text:span text:style-name="T2">в</text:span><text:span text:style-name="T2">а</text:span><text:span text:style-name="T2">т</text:span><text:span text:style-name="T2">ь</text:span><text:span text:style-name="T2">с</text:span><text:span text:style-name="T2">я</text:span><text:span text:style-name="T2"> </text:span><text:span text:style-name="T2">S</text:span><text:span text:style-name="T2">G</text:span><text:span text:style-name="T2">D</text:span><text:span text:style-name="T2">, </text:span><text:span text:style-name="T2">н</text:span><text:span text:style-name="T2">у</text:span><text:span text:style-name="T2">ж</text:span><text:span text:style-name="T2">н</text:span><text:span text:style-name="T2">о</text:span><text:span text:style-name="T2"> </text:span><text:span text:style-name="T2">н</text:span><text:span text:style-name="T2">а</text:span><text:span text:style-name="T2">й</text:span><text:span text:style-name="T2">т</text:span><text:span text:style-name="T2">и</text:span></text:p>
          </draw:text-box>
        </draw:frame>
        <draw:frame draw:style-name="gr10" draw:text-style-name="P2" draw:layer="layout" svg:width="6.479cm" svg:height="3.464cm" svg:x="11.176cm" svg:y="9.144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70" draw:text-style-name="P25" draw:layer="layout" svg:width="19.812cm" svg:height="2.301cm" svg:x="4.064cm" svg:y="14.124cm">
          <draw:text-box>
            <text:p text:style-name="P24"><text:span text:style-name="T2">Т</text:span><text:span text:style-name="T2">о</text:span><text:span text:style-name="T2">г</text:span><text:span text:style-name="T2">д</text:span><text:span text:style-name="T2">а</text:span><text:span text:style-name="T2"> </text:span><text:span text:style-name="T2">о</text:span><text:span text:style-name="T2">б</text:span><text:span text:style-name="T2">н</text:span><text:span text:style-name="T2">о</text:span><text:span text:style-name="T2">в</text:span><text:span text:style-name="T2">л</text:span><text:span text:style-name="T2">е</text:span><text:span text:style-name="T2">н</text:span><text:span text:style-name="T2">и</text:span><text:span text:style-name="T2">е</text:span><text:span text:style-name="T2"> </text:span><text:span text:style-name="T2">н</text:span><text:span text:style-name="T2">а</text:span><text:span text:style-name="T2"> </text:span><text:span text:style-name="T2">к</text:span><text:span text:style-name="T2">а</text:span><text:span text:style-name="T2">ж</text:span><text:span text:style-name="T2">д</text:span><text:span text:style-name="T2">о</text:span><text:span text:style-name="T2">м</text:span><text:span text:style-name="T2"> </text:span><text:span text:style-name="T2">ш</text:span><text:span text:style-name="T2">а</text:span><text:span text:style-name="T2">г</text:span><text:span text:style-name="T2">е</text:span><text:span text:style-name="T2"> </text:span><text:span text:style-name="T2">б</text:span><text:span text:style-name="T2">у</text:span><text:span text:style-name="T2">д</text:span><text:span text:style-name="T2">е</text:span><text:span text:style-name="T2">т</text:span></text:p>
          </draw:text-box>
        </draw:frame>
        <draw:frame draw:style-name="gr10" draw:text-style-name="P2" draw:layer="layout" svg:width="11.634cm" svg:height="3.464cm" svg:x="9.194cm" svg:y="16.094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56" draw:text-style-name="P6" draw:layer="layout" svg:width="23.846cm" svg:height="1.826cm" svg:x="0.03cm" svg:y="0.003cm">
          <draw:text-box>
            <text:p text:style-name="P5"><text:span text:style-name="T1">К</text:span><text:span text:style-name="T1">а</text:span><text:span text:style-name="T1">к</text:span><text:span text:style-name="T1"> </text:span><text:span text:style-name="T1">у</text:span><text:span text:style-name="T1">ч</text:span><text:span text:style-name="T1">и</text:span><text:span text:style-name="T1">т</text:span><text:span text:style-name="T1">ь</text:span><text:span text:style-name="T1"> </text:span><text:span text:style-name="T1">н</text:span><text:span text:style-name="T1">е</text:span><text:span text:style-name="T1">й</text:span><text:span text:style-name="T1">р</text:span><text:span text:style-name="T1">о</text:span><text:span text:style-name="T1">н</text:span><text:span text:style-name="T1">н</text:span><text:span text:style-name="T1">у</text:span><text:span text:style-name="T1">ю</text:span><text:span text:style-name="T1"> </text:span><text:span text:style-name="T1">с</text:span><text:span text:style-name="T1">е</text:span><text:span text:style-name="T1">т</text:span><text:span text:style-name="T1">ь</text:span><text:span text:style-name="T1">?</text:span><text:span text:style-name="T1"> </text:span></text:p>
          </draw:text-box>
        </draw:frame>
        <draw:frame draw:style-name="gr70" draw:text-style-name="P25" draw:layer="layout" svg:width="19.812cm" svg:height="4.351cm" svg:x="4.826cm" svg:y="8.29cm">
          <draw:text-box>
            <text:p text:style-name="P24"><text:span text:style-name="T2">К</text:span><text:span text:style-name="T2">а</text:span><text:span text:style-name="T2">к </text:span><text:span text:style-name="T2">и</text:span><text:span text:style-name="T2">с</text:span><text:span text:style-name="T2">к</text:span><text:span text:style-name="T2">а</text:span><text:span text:style-name="T2">т</text:span><text:span text:style-name="T2">ь</text:span><text:span text:style-name="T2"> <text:s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о</text:span><text:span text:style-name="T2">б</text:span><text:span text:style-name="T2">с</text:span><text:span text:style-name="T2">у</text:span><text:span text:style-name="T2">д</text:span><text:span text:style-name="T2">и</text:span><text:span text:style-name="T2">м</text:span><text:span text:style-name="T2"> </text:span><text:span text:style-name="T2">в</text:span></text:p>
            <text:p text:style-name="P24"><text:span text:style-name="T2"/></text:p>
            <text:p text:style-name="P24"><text:span text:style-name="T2"/></text:p>
            <text:p text:style-name="P24"><text:span text:style-name="T2">с</text:span><text:span text:style-name="T2">л</text:span><text:span text:style-name="T2">е</text:span><text:span text:style-name="T2">д</text:span><text:span text:style-name="T2">у</text:span><text:span text:style-name="T2">ю</text:span><text:span text:style-name="T2">щ</text:span><text:span text:style-name="T2">и</text:span><text:span text:style-name="T2">й</text:span><text:span text:style-name="T2"> </text:span><text:span text:style-name="T2">р</text:span><text:span text:style-name="T2">а</text:span><text:span text:style-name="T2">з </text:span><text:span text:style-name="T2">в</text:span><text:span text:style-name="T2"> </text:span><text:span text:style-name="T2">д</text:span><text:span text:style-name="T2">е</text:span><text:span text:style-name="T2">т</text:span><text:span text:style-name="T2">а</text:span><text:span text:style-name="T2">л</text:span><text:span text:style-name="T2">я</text:span><text:span text:style-name="T2">х</text:span></text:p>
          </draw:text-box>
        </draw:frame>
        <draw:frame draw:style-name="gr10" draw:text-style-name="P2" draw:layer="layout" svg:width="6.479cm" svg:height="3.464cm" svg:x="10.414cm" svg:y="7.366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56" draw:text-style-name="P6" draw:layer="layout" svg:width="23.846cm" svg:height="1.826cm" svg:x="0.03cm" svg:y="0.003cm">
          <draw:text-box>
            <text:p text:style-name="P5"><text:span text:style-name="T1">S</text:span><text:span text:style-name="T1">G</text:span><text:span text:style-name="T1">D</text:span><text:span text:style-name="T1"> </text:span><text:span text:style-name="T1">д</text:span><text:span text:style-name="T1">л</text:span><text:span text:style-name="T1">я</text:span><text:span text:style-name="T1"> </text:span><text:span text:style-name="T1">н</text:span><text:span text:style-name="T1">е</text:span><text:span text:style-name="T1">й</text:span><text:span text:style-name="T1">р</text:span><text:span text:style-name="T1">о</text:span><text:span text:style-name="T1">н</text:span><text:span text:style-name="T1">н</text:span><text:span text:style-name="T1">о</text:span><text:span text:style-name="T1">й</text:span><text:span text:style-name="T1"> </text:span><text:span text:style-name="T1">с</text:span><text:span text:style-name="T1">е</text:span><text:span text:style-name="T1">т</text:span><text:span text:style-name="T1">и</text:span></text:p>
          </draw:text-box>
        </draw:frame>
        <draw:frame draw:style-name="gr70" draw:text-style-name="P25" draw:layer="layout" svg:width="19.812cm" svg:height="2.301cm" svg:x="1.566cm" svg:y="3.519cm">
          <draw:text-box>
            <text:p text:style-name="P24"><text:span text:style-name="T2">Е</text:span><text:span text:style-name="T2">с</text:span><text:span text:style-name="T2">л</text:span><text:span text:style-name="T2">и</text:span><text:span text:style-name="T2"> </text:span><text:span text:style-name="T2">м</text:span><text:span text:style-name="T2">ы</text:span><text:span text:style-name="T2"> </text:span><text:span text:style-name="T2">у</text:span><text:span text:style-name="T2">м</text:span><text:span text:style-name="T2">е</text:span><text:span text:style-name="T2">е</text:span><text:span text:style-name="T2">м</text:span><text:span text:style-name="T2"> </text:span><text:span text:style-name="T2">с</text:span><text:span text:style-name="T2">ч</text:span><text:span text:style-name="T2">и</text:span><text:span text:style-name="T2">т</text:span><text:span text:style-name="T2">а</text:span><text:span text:style-name="T2">т</text:span><text:span text:style-name="T2">ь</text:span><text:span text:style-name="T2"> </text:span></text:p>
          </draw:text-box>
        </draw:frame>
        <draw:frame draw:style-name="gr10" draw:text-style-name="P2" draw:layer="layout" svg:width="6.479cm" svg:height="3.464cm" svg:x="13.633cm" svg:y="2.595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70" draw:text-style-name="P25" draw:layer="layout" svg:width="19.812cm" svg:height="2.301cm" svg:x="1.559cm" svg:y="6.092cm">
          <draw:text-box>
            <text:p text:style-name="P24"><text:span text:style-name="T2">Т</text:span><text:span text:style-name="T2">о</text:span><text:span text:style-name="T2">г</text:span><text:span text:style-name="T2">д</text:span><text:span text:style-name="T2">а</text:span><text:span text:style-name="T2"> </text:span><text:span text:style-name="T2">о</text:span><text:span text:style-name="T2">б</text:span><text:span text:style-name="T2">н</text:span><text:span text:style-name="T2">о</text:span><text:span text:style-name="T2">в</text:span><text:span text:style-name="T2">л</text:span><text:span text:style-name="T2">е</text:span><text:span text:style-name="T2">н</text:span><text:span text:style-name="T2">и</text:span><text:span text:style-name="T2">е</text:span><text:span text:style-name="T2"> </text:span><text:span text:style-name="T2">н</text:span><text:span text:style-name="T2">а</text:span><text:span text:style-name="T2"> </text:span><text:span text:style-name="T2">к</text:span><text:span text:style-name="T2">а</text:span><text:span text:style-name="T2">ж</text:span><text:span text:style-name="T2">д</text:span><text:span text:style-name="T2">о</text:span><text:span text:style-name="T2">м</text:span><text:span text:style-name="T2"> </text:span><text:span text:style-name="T2">ш</text:span><text:span text:style-name="T2">а</text:span><text:span text:style-name="T2">г</text:span><text:span text:style-name="T2">е</text:span><text:span text:style-name="T2"> </text:span><text:span text:style-name="T2">б</text:span><text:span text:style-name="T2">у</text:span><text:span text:style-name="T2">д</text:span><text:span text:style-name="T2">е</text:span><text:span text:style-name="T2">т</text:span></text:p>
          </draw:text-box>
        </draw:frame>
        <draw:frame draw:style-name="gr10" draw:text-style-name="P2" draw:layer="layout" svg:width="11.645cm" svg:height="3.463cm" svg:x="7.634cm" svg:y="8.156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0" draw:text-style-name="P25" draw:layer="layout" svg:width="19.812cm" svg:height="8.451cm" svg:x="1.512cm" svg:y="11.763cm">
          <draw:text-box>
            <text:p text:style-name="P24"><text:span text:style-name="T2">S</text:span><text:span text:style-name="T2">G</text:span><text:span text:style-name="T2">D</text:span><text:span text:style-name="T2"> </text:span><text:span text:style-name="T2">с</text:span><text:span text:style-name="T2">ч</text:span><text:span text:style-name="T2">и</text:span><text:span text:style-name="T2">т</text:span><text:span text:style-name="T2">а</text:span><text:span text:style-name="T2">е</text:span><text:span text:style-name="T2">т </text:span><text:span text:style-name="T2">l</text:span><text:span text:style-name="T2">o</text:span><text:span text:style-name="T2">s</text:span><text:span text:style-name="T2">s</text:span><text:span text:style-name="T2"> </text:span><text:span text:style-name="T2">н</text:span><text:span text:style-name="T2">е</text:span><text:span text:style-name="T2"> </text:span><text:span text:style-name="T2">н</text:span><text:span text:style-name="T2">а</text:span><text:span text:style-name="T2"> </text:span><text:span text:style-name="T2">в</text:span><text:span text:style-name="T2">с</text:span><text:span text:style-name="T2">е</text:span><text:span text:style-name="T2">й</text:span><text:span text:style-name="T2"> </text:span><text:span text:style-name="T2">в</text:span><text:span text:style-name="T2">ы</text:span><text:span text:style-name="T2">б</text:span><text:span text:style-name="T2">о</text:span><text:span text:style-name="T2">р</text:span><text:span text:style-name="T2">к</text:span><text:span text:style-name="T2">е</text:span><text:span text:style-name="T2"> </text:span><text:span text:style-name="T2">а</text:span><text:span text:style-name="T2"> </text:span><text:span text:style-name="T2">н</text:span><text:span text:style-name="T2">а</text:span><text:span text:style-name="T2"> </text:span><text:span text:style-name="T2">м</text:span><text:span text:style-name="T2">а</text:span><text:span text:style-name="T2">л</text:span><text:span text:style-name="T2">е</text:span><text:span text:style-name="T2">н</text:span><text:span text:style-name="T2">ь</text:span><text:span text:style-name="T2">к</text:span><text:span text:style-name="T2">и</text:span><text:span text:style-name="T2">х</text:span><text:span text:style-name="T2"> </text:span><text:span text:style-name="T2">к</text:span><text:span text:style-name="T2">у</text:span><text:span text:style-name="T2">с</text:span><text:span text:style-name="T2">к</text:span><text:span text:style-name="T2">а</text:span><text:span text:style-name="T2">х</text:span><text:span text:style-name="T2">. </text:span><text:span text:style-name="T2">Т</text:span><text:span text:style-name="T2">а</text:span><text:span text:style-name="T2">к</text:span><text:span text:style-name="T2">и</text:span><text:span text:style-name="T2">е</text:span><text:span text:style-name="T2"> </text:span><text:span text:style-name="T2">к</text:span><text:span text:style-name="T2">у</text:span><text:span text:style-name="T2">с</text:span><text:span text:style-name="T2">к</text:span><text:span text:style-name="T2">и</text:span><text:span text:style-name="T2"> </text:span><text:span text:style-name="T2">н</text:span><text:span text:style-name="T2">а</text:span><text:span text:style-name="T2">з</text:span><text:span text:style-name="T2">ы</text:span><text:span text:style-name="T2">в</text:span><text:span text:style-name="T2">а</text:span><text:span text:style-name="T2">ю</text:span><text:span text:style-name="T2">т</text:span><text:span text:style-name="T2">с</text:span><text:span text:style-name="T2">я</text:span><text:span text:style-name="T2"> </text:span><text:span text:style-name="T11">b</text:span><text:span text:style-name="T11">a</text:span><text:span text:style-name="T11">t</text:span><text:span text:style-name="T11">c</text:span><text:span text:style-name="T11">h</text:span><text:span text:style-name="T2">.</text:span></text:p>
            <text:p text:style-name="P24"><text:span text:style-name="T2"/></text:p>
            <text:p text:style-name="P24"><text:span text:style-name="T2">Н</text:span><text:span text:style-name="T2">е</text:span><text:span text:style-name="T2">т </text:span><text:span text:style-name="T2">г</text:span><text:span text:style-name="T2">а</text:span><text:span text:style-name="T2">р</text:span><text:span text:style-name="T2">а</text:span><text:span text:style-name="T2">н</text:span><text:span text:style-name="T2">т</text:span><text:span text:style-name="T2">и</text:span><text:span text:style-name="T2">и</text:span><text:span text:style-name="T2">, </text:span><text:span text:style-name="T2">ч</text:span><text:span text:style-name="T2">т</text:span><text:span text:style-name="T2">о</text:span><text:span text:style-name="T2"> </text:span><text:span text:style-name="T2">п</text:span><text:span text:style-name="T2">р</text:span><text:span text:style-name="T2">о</text:span><text:span text:style-name="T2">й</text:span><text:span text:style-name="T2">д</text:span><text:span text:style-name="T2">я</text:span><text:span text:style-name="T2"> </text:span><text:span text:style-name="T2">о</text:span><text:span text:style-name="T2">д</text:span><text:span text:style-name="T2">и</text:span><text:span text:style-name="T2">н</text:span><text:span text:style-name="T2"> </text:span><text:span text:style-name="T2">р</text:span><text:span text:style-name="T2">а</text:span><text:span text:style-name="T2">з </text:span><text:span text:style-name="T2">п</text:span><text:span text:style-name="T2">о</text:span><text:span text:style-name="T2"> </text:span><text:span text:style-name="T2">д</text:span><text:span text:style-name="T2">а</text:span><text:span text:style-name="T2">н</text:span><text:span text:style-name="T2">н</text:span><text:span text:style-name="T2">ы</text:span><text:span text:style-name="T2">м</text:span><text:span text:style-name="T2"> </text:span><text:span text:style-name="T2">S</text:span><text:span text:style-name="T2">G</text:span><text:span text:style-name="T2">D</text:span><text:span text:style-name="T2"> </text:span><text:span text:style-name="T2">н</text:span><text:span text:style-name="T2">а</text:span><text:span text:style-name="T2">й</text:span><text:span text:style-name="T2">д</text:span><text:span text:style-name="T2">е</text:span><text:span text:style-name="T2">т </text:span><text:span text:style-name="T2">м</text:span><text:span text:style-name="T2">и</text:span><text:span text:style-name="T2">н</text:span><text:span text:style-name="T2">и</text:span><text:span text:style-name="T2">м</text:span><text:span text:style-name="T2">у</text:span><text:span text:style-name="T2">м</text:span><text:span text:style-name="T2">, </text:span><text:span text:style-name="T2">т</text:span><text:span text:style-name="T2">а</text:span><text:span text:style-name="T2">к </text:span><text:span text:style-name="T2">ч</text:span><text:span text:style-name="T2">т</text:span><text:span text:style-name="T2">о</text:span><text:span text:style-name="T2"> </text:span><text:span text:style-name="T2">д</text:span><text:span text:style-name="T2">е</text:span><text:span text:style-name="T2">л</text:span><text:span text:style-name="T2">а</text:span><text:span text:style-name="T2">е</text:span><text:span text:style-name="T2">т</text:span><text:span text:style-name="T2">с</text:span><text:span text:style-name="T2">я</text:span><text:span text:style-name="T2"> </text:span><text:span text:style-name="T2">н</text:span><text:span text:style-name="T2">е</text:span><text:span text:style-name="T2">с</text:span><text:span text:style-name="T2">к</text:span><text:span text:style-name="T2">о</text:span><text:span text:style-name="T2">л</text:span><text:span text:style-name="T2">ь</text:span><text:span text:style-name="T2">к</text:span><text:span text:style-name="T2">о</text:span><text:span text:style-name="T2"> </text:span><text:span text:style-name="T2">п</text:span><text:span text:style-name="T2">р</text:span><text:span text:style-name="T2">о</text:span><text:span text:style-name="T2">х</text:span><text:span text:style-name="T2">о</text:span><text:span text:style-name="T2">д</text:span><text:span text:style-name="T2">о</text:span><text:span text:style-name="T2">в</text:span><text:span text:style-name="T2"> </text:span><text:span text:style-name="T2">п</text:span><text:span text:style-name="T2">о</text:span><text:span text:style-name="T2"> </text:span><text:span text:style-name="T2">в</text:span><text:span text:style-name="T2">с</text:span><text:span text:style-name="T2">е</text:span><text:span text:style-name="T2">м</text:span><text:span text:style-name="T2"> </text:span><text:span text:style-name="T2">д</text:span><text:span text:style-name="T2">а</text:span><text:span text:style-name="T2">н</text:span><text:span text:style-name="T2">н</text:span><text:span text:style-name="T2">ы</text:span><text:span text:style-name="T2">м</text:span><text:span text:style-name="T2">. </text:span><text:span text:style-name="T2">К</text:span><text:span text:style-name="T2">а</text:span><text:span text:style-name="T2">ж</text:span><text:span text:style-name="T2">д</text:span><text:span text:style-name="T2">ы</text:span><text:span text:style-name="T2">й</text:span><text:span text:style-name="T2"> </text:span><text:span text:style-name="T2">п</text:span><text:span text:style-name="T2">р</text:span><text:span text:style-name="T2">о</text:span><text:span text:style-name="T2">х</text:span><text:span text:style-name="T2">о</text:span><text:span text:style-name="T2">д</text:span><text:span text:style-name="T2"> </text:span><text:span text:style-name="T2">н</text:span><text:span text:style-name="T2">а</text:span><text:span text:style-name="T2">з</text:span><text:span text:style-name="T2">ы</text:span><text:span text:style-name="T2">в</text:span><text:span text:style-name="T2">е</text:span><text:span text:style-name="T2">т</text:span><text:span text:style-name="T2">с</text:span><text:span text:style-name="T2">я</text:span><text:span text:style-name="T2"> </text:span><text:span text:style-name="T11">e</text:span><text:span text:style-name="T11">p</text:span><text:span text:style-name="T11">o</text:span><text:span text:style-name="T11">c</text:span><text:span text:style-name="T11">h</text:span><text:span text:style-name="T2">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56" draw:text-style-name="P6" draw:layer="layout" svg:width="23.846cm" svg:height="1.826cm" svg:x="0.03cm" svg:y="0.003cm">
          <draw:text-box>
            <text:p text:style-name="P5"><text:span text:style-name="T1">T</text:span><text:span text:style-name="T1">r</text:span><text:span text:style-name="T1">a</text:span><text:span text:style-name="T1">i</text:span><text:span text:style-name="T1">n</text:span><text:span text:style-name="T1">\</text:span><text:span text:style-name="T1">v</text:span><text:span text:style-name="T1">a</text:span><text:span text:style-name="T1">l</text:span><text:span text:style-name="T1">\</text:span><text:span text:style-name="T1">t</text:span><text:span text:style-name="T1">e</text:span><text:span text:style-name="T1">s</text:span><text:span text:style-name="T1">t</text:span></text:p>
          </draw:text-box>
        </draw:frame>
        <draw:frame draw:style-name="gr71" draw:text-style-name="P25" draw:layer="layout" svg:width="25.514cm" svg:height="16.651cm" svg:x="1.086cm" svg:y="2.504cm">
          <draw:text-box>
            <text:p><text:span text:style-name="T2">О</text:span><text:span text:style-name="T2">п</text:span><text:span text:style-name="T2">т</text:span><text:span text:style-name="T2">и</text:span><text:span text:style-name="T2">м</text:span><text:span text:style-name="T2">и</text:span><text:span text:style-name="T2">з</text:span><text:span text:style-name="T2">и</text:span><text:span text:style-name="T2">р</text:span><text:span text:style-name="T2">у</text:span><text:span text:style-name="T2">е</text:span><text:span text:style-name="T2">м</text:span><text:span text:style-name="T2">а</text:span><text:span text:style-name="T2">я</text:span><text:span text:style-name="T2"> </text:span><text:span text:style-name="T2">ф</text:span><text:span text:style-name="T2">у</text:span><text:span text:style-name="T2">н</text:span><text:span text:style-name="T2">к</text:span><text:span text:style-name="T2">ц</text:span><text:span text:style-name="T2">и</text:span><text:span text:style-name="T2">я</text:span><text:span text:style-name="T2"> </text:span><text:span text:style-name="T2">о</text:span><text:span text:style-name="T2">ш</text:span><text:span text:style-name="T2">и</text:span><text:span text:style-name="T2">б</text:span><text:span text:style-name="T2">к</text:span><text:span text:style-name="T2">и</text:span><text:span text:style-name="T2"> </text:span><text:span text:style-name="T2">в</text:span><text:span text:style-name="T2"> </text:span><text:span text:style-name="T2">н</text:span><text:span text:style-name="T2">е</text:span><text:span text:style-name="T2">й</text:span><text:span text:style-name="T2">р</text:span><text:span text:style-name="T2">о</text:span><text:span text:style-name="T2">н</text:span><text:span text:style-name="T2">н</text:span><text:span text:style-name="T2">ы</text:span><text:span text:style-name="T2">х</text:span><text:span text:style-name="T2"> </text:span><text:span text:style-name="T2">с</text:span><text:span text:style-name="T2">е</text:span><text:span text:style-name="T2">т</text:span><text:span text:style-name="T2">я</text:span><text:span text:style-name="T2">х</text:span><text:span text:style-name="T2"> </text:span><text:span text:style-name="T2">н</text:span><text:span text:style-name="T2">е</text:span><text:span text:style-name="T2"> </text:span><text:span text:style-name="T2">в</text:span><text:span text:style-name="T2">ы</text:span><text:span text:style-name="T2">п</text:span><text:span text:style-name="T2">у</text:span><text:span text:style-name="T2">к</text:span><text:span text:style-name="T2">л</text:span><text:span text:style-name="T2">а</text:span><text:span text:style-name="T2">я</text:span><text:span text:style-name="T2"> </text:span><text:span text:style-name="T2">→</text:span><text:span text:style-name="T2"> </text:span><text:span text:style-name="T2">М</text:span><text:span text:style-name="T2">н</text:span><text:span text:style-name="T2">о</text:span><text:span text:style-name="T2">г</text:span><text:span text:style-name="T2">о</text:span><text:span text:style-name="T2"> </text:span><text:span text:style-name="T2">л</text:span><text:span text:style-name="T2">о</text:span><text:span text:style-name="T2">к</text:span><text:span text:style-name="T2">а</text:span><text:span text:style-name="T2">л</text:span><text:span text:style-name="T2">ь</text:span><text:span text:style-name="T2">н</text:span><text:span text:style-name="T2">ы</text:span><text:span text:style-name="T2">х</text:span><text:span text:style-name="T2"> </text:span><text:span text:style-name="T2">м</text:span><text:span text:style-name="T2">и</text:span><text:span text:style-name="T2">н</text:span><text:span text:style-name="T2">и</text:span><text:span text:style-name="T2">м</text:span><text:span text:style-name="T2">у</text:span><text:span text:style-name="T2">м</text:span><text:span text:style-name="T2">о</text:span><text:span text:style-name="T2">в</text:span><text:span text:style-name="T2">.</text:span></text:p>
            <text:p><text:span text:style-name="T2"/></text:p>
            <text:p><text:span text:style-name="T2">К</text:span><text:span text:style-name="T2">о</text:span><text:span text:style-name="T2">г</text:span><text:span text:style-name="T2">д</text:span><text:span text:style-name="T2">а</text:span><text:span text:style-name="T2"> </text:span><text:span text:style-name="T2">о</text:span><text:span text:style-name="T2">т</text:span><text:span text:style-name="T2">с</text:span><text:span text:style-name="T2">т</text:span><text:span text:style-name="T2">а</text:span><text:span text:style-name="T2">н</text:span><text:span text:style-name="T2">о</text:span><text:span text:style-name="T2">в</text:span><text:span text:style-name="T2">и</text:span><text:span text:style-name="T2">т</text:span><text:span text:style-name="T2">ь</text:span><text:span text:style-name="T2"> </text:span><text:span text:style-name="T2">о</text:span><text:span text:style-name="T2">б</text:span><text:span text:style-name="T2">у</text:span><text:span text:style-name="T2">ч</text:span><text:span text:style-name="T2">е</text:span><text:span text:style-name="T2">н</text:span><text:span text:style-name="T2">и</text:span><text:span text:style-name="T2">е</text:span><text:span text:style-name="T2">?</text:span><text:span text:style-name="T2"> </text:span></text:p>
            <text:p><text:span text:style-name="T2"/></text:p>
            <text:list text:style-name="L1">
              <text:list-item>
                <text:p><text:span text:style-name="T2">П</text:span><text:span text:style-name="T2">о</text:span><text:span text:style-name="T2"> </text:span><text:span text:style-name="T2">о</text:span><text:span text:style-name="T2">ш</text:span><text:span text:style-name="T2">и</text:span><text:span text:style-name="T2">б</text:span><text:span text:style-name="T2">к</text:span><text:span text:style-name="T2">е</text:span><text:span text:style-name="T2"> </text:span><text:span text:style-name="T2">н</text:span><text:span text:style-name="T2">а</text:span><text:span text:style-name="T2"> </text:span><text:span text:style-name="T2">t</text:span><text:span text:style-name="T2">r</text:span><text:span text:style-name="T2">a</text:span><text:span text:style-name="T2">i</text:span><text:span text:style-name="T2">n</text:span><text:span text:style-name="T2"> </text:span></text:p>
              </text:list-item>
              <text:list-item>
                <text:p><text:span text:style-name="T2">О</text:span><text:span text:style-name="T2">г</text:span><text:span text:style-name="T2">р</text:span><text:span text:style-name="T2">а</text:span><text:span text:style-name="T2">н</text:span><text:span text:style-name="T2">и</text:span><text:span text:style-name="T2">ч</text:span><text:span text:style-name="T2">и</text:span><text:span text:style-name="T2">в</text:span><text:span text:style-name="T2"> </text:span><text:span text:style-name="T2">к</text:span><text:span text:style-name="T2">о</text:span><text:span text:style-name="T2">л</text:span><text:span text:style-name="T2">-</text:span><text:span text:style-name="T2">в</text:span><text:span text:style-name="T2">о</text:span><text:span text:style-name="T2"> </text:span><text:span text:style-name="T2">э</text:span><text:span text:style-name="T2">п</text:span><text:span text:style-name="T2">о</text:span><text:span text:style-name="T2">х</text:span></text:p>
              </text:list-item>
              <text:list-item>
                <text:p><text:span text:style-name="T2">П</text:span><text:span text:style-name="T2">о</text:span><text:span text:style-name="T2"> </text:span><text:span text:style-name="T2">о</text:span><text:span text:style-name="T2">ш</text:span><text:span text:style-name="T2">и</text:span><text:span text:style-name="T2">б</text:span><text:span text:style-name="T2">к</text:span><text:span text:style-name="T2">е</text:span><text:span text:style-name="T2"> </text:span><text:span text:style-name="T2">н</text:span><text:span text:style-name="T2">а</text:span><text:span text:style-name="T2"> </text:span><text:span text:style-name="T2">т</text:span><text:span text:style-name="T2">е</text:span><text:span text:style-name="T2">с</text:span><text:span text:style-name="T2">т</text:span><text:span text:style-name="T2">е</text:span><text:span text:style-name="T2">.</text:span><text:span text:style-name="T2"> </text:span><text:span text:style-name="T2"><text:line-break/></text:span><text:span text:style-name="T2">Н</text:span><text:span text:style-name="T2">о</text:span><text:span text:style-name="T2"> </text:span><text:span text:style-name="T2">э</text:span><text:span text:style-name="T2">т</text:span><text:span text:style-name="T2">о</text:span><text:span text:style-name="T2"> </text:span><text:span text:style-name="T2">п</text:span><text:span text:style-name="T2">е</text:span><text:span text:style-name="T2">р</text:span><text:span text:style-name="T2">е</text:span><text:span text:style-name="T2">о</text:span><text:span text:style-name="T2">б</text:span><text:span text:style-name="T2">у</text:span><text:span text:style-name="T2">ч</text:span><text:span text:style-name="T2">е</text:span><text:span text:style-name="T2">н</text:span><text:span text:style-name="T2">и</text:span><text:span text:style-name="T2">е</text:span><text:span text:style-name="T2">!</text:span><text:span text:style-name="T2"> </text:span><text:span text:style-name="T2"><text:s/></text:span></text:p>
              </text:list-item>
            </text:list>
            <text:p><text:span text:style-name="T2"/></text:p>
            <text:p><text:span text:style-name="T2"/></text:p>
            <text:p><text:span text:style-name="T2">В</text:span><text:span text:style-name="T2">ы</text:span><text:span text:style-name="T2">д</text:span><text:span text:style-name="T2">е</text:span><text:span text:style-name="T2">л</text:span><text:span text:style-name="T2">я</text:span><text:span text:style-name="T2">е</text:span><text:span text:style-name="T2">м</text:span><text:span text:style-name="T2"> </text:span><text:span text:style-name="T2">е</text:span><text:span text:style-name="T2">щ</text:span><text:span text:style-name="T2">е</text:span><text:span text:style-name="T2"> </text:span><text:span text:style-name="T2">о</text:span><text:span text:style-name="T2">д</text:span><text:span text:style-name="T2">и</text:span><text:span text:style-name="T2">н</text:span><text:span text:style-name="T2"> </text:span><text:span text:style-name="T2">с</text:span><text:span text:style-name="T2">е</text:span><text:span text:style-name="T2">т </text:span><text:span text:style-name="T2">—</text:span><text:span text:style-name="T2"> </text:span><text:span text:style-name="T2">v</text:span><text:span text:style-name="T2">a</text:span><text:span text:style-name="T2">l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/text:p>
            <text:p><text:span text:style-name="T2">О</text:span><text:span text:style-name="T2">с</text:span><text:span text:style-name="T2">т</text:span><text:span text:style-name="T2">а</text:span><text:span text:style-name="T2">н</text:span><text:span text:style-name="T2">а</text:span><text:span text:style-name="T2">в</text:span><text:span text:style-name="T2">л</text:span><text:span text:style-name="T2">и</text:span><text:span text:style-name="T2">в</text:span><text:span text:style-name="T2">а</text:span><text:span text:style-name="T2">е</text:span><text:span text:style-name="T2">м</text:span><text:span text:style-name="T2"> </text:span><text:span text:style-name="T2">о</text:span><text:span text:style-name="T2">б</text:span><text:span text:style-name="T2">у</text:span><text:span text:style-name="T2">ч</text:span><text:span text:style-name="T2">е</text:span><text:span text:style-name="T2">н</text:span><text:span text:style-name="T2">и</text:span><text:span text:style-name="T2">е</text:span><text:span text:style-name="T2">, </text:span><text:span text:style-name="T2">к</text:span><text:span text:style-name="T2">о</text:span><text:span text:style-name="T2">г</text:span><text:span text:style-name="T2">д</text:span><text:span text:style-name="T2">а</text:span><text:span text:style-name="T2"> </text:span><text:span text:style-name="T2">l</text:span><text:span text:style-name="T2">o</text:span><text:span text:style-name="T2">s</text:span><text:span text:style-name="T2">s</text:span><text:span text:style-name="T2"> </text:span><text:span text:style-name="T2">н</text:span><text:span text:style-name="T2">а</text:span><text:span text:style-name="T2"> </text:span><text:span text:style-name="T2">н</text:span><text:span text:style-name="T2">е</text:span><text:span text:style-name="T2">м</text:span><text:span text:style-name="T2"> </text:span><text:span text:style-name="T2">п</text:span><text:span text:style-name="T2">е</text:span><text:span text:style-name="T2">р</text:span><text:span text:style-name="T2">е</text:span><text:span text:style-name="T2">с</text:span><text:span text:style-name="T2">т</text:span><text:span text:style-name="T2">а</text:span><text:span text:style-name="T2">е</text:span><text:span text:style-name="T2">т </text:span><text:span text:style-name="T2">п</text:span><text:span text:style-name="T2">а</text:span><text:span text:style-name="T2">д</text:span><text:span text:style-name="T2">а</text:span><text:span text:style-name="T2">т</text:span><text:span text:style-name="T2">ь</text:span><text:span text:style-name="T2">. </text:span></text:p>
            <text:p><text:span text:style-name="T2">П</text:span><text:span text:style-name="T2">р</text:span><text:span text:style-name="T2">о</text:span><text:span text:style-name="T2">в</text:span><text:span text:style-name="T2">е</text:span><text:span text:style-name="T2">р</text:span><text:span text:style-name="T2">я</text:span><text:span text:style-name="T2">е</text:span><text:span text:style-name="T2">м</text:span><text:span text:style-name="T2"> </text:span><text:span text:style-name="T2">м</text:span><text:span text:style-name="T2">о</text:span><text:span text:style-name="T2">д</text:span><text:span text:style-name="T2">е</text:span><text:span text:style-name="T2">л</text:span><text:span text:style-name="T2">ь</text:span><text:span text:style-name="T2"> </text:span><text:span text:style-name="T2">н</text:span><text:span text:style-name="T2">а</text:span><text:span text:style-name="T2"> </text:span><text:span text:style-name="T2">t</text:span><text:span text:style-name="T2">e</text:span><text:span text:style-name="T2">s</text:span><text:span text:style-name="T2">t </text:span><text:span text:style-name="T2">s</text:span><text:span text:style-name="T2">e</text:span><text:span text:style-name="T2">t</text:span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56" draw:text-style-name="P6" draw:layer="layout" svg:width="23.846cm" svg:height="1.826cm" svg:x="0.03cm" svg:y="0.003cm">
          <draw:text-box>
            <text:p text:style-name="P5"><text:span text:style-name="T1">T</text:span><text:span text:style-name="T1">r</text:span><text:span text:style-name="T1">a</text:span><text:span text:style-name="T1">i</text:span><text:span text:style-name="T1">n</text:span><text:span text:style-name="T1">\</text:span><text:span text:style-name="T1">v</text:span><text:span text:style-name="T1">a</text:span><text:span text:style-name="T1">l</text:span><text:span text:style-name="T1">\</text:span><text:span text:style-name="T1">t</text:span><text:span text:style-name="T1">e</text:span><text:span text:style-name="T1">s</text:span><text:span text:style-name="T1">t</text:span></text:p>
          </draw:text-box>
        </draw:frame>
        <draw:frame draw:style-name="gr72" draw:text-style-name="P26" draw:layer="layout" svg:width="28.201cm" svg:height="2.385cm" svg:x="-0.115cm" svg:y="7.69cm">
          <draw:text-box>
            <text:p>https://www.google.com/search?q=train+loss+plots&amp;client=ubuntu&amp;hs=Xen&amp;channel=fs&amp;source=lnms&amp;tbm=isch&amp;sa=X&amp;ved=0ahUKEwjBiP2MoMfeAhXPmIsKHdrICHgQ_AUIDigB&amp;biw=1301&amp;bih=668#imgrc=wLg1xRj34zkPsM: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56" draw:text-style-name="P6" draw:layer="layout" svg:width="23.846cm" svg:height="1.826cm" svg:x="0.03cm" svg:y="0.003cm">
          <draw:text-box>
            <text:p text:style-name="P5"><text:span text:style-name="T1">N</text:span><text:span text:style-name="T1">N</text:span><text:span text:style-name="T1"> </text:span><text:span text:style-name="T1">s</text:span><text:span text:style-name="T1">u</text:span><text:span text:style-name="T1">m</text:span><text:span text:style-name="T1">m</text:span><text:span text:style-name="T1">a</text:span><text:span text:style-name="T1">r</text:span><text:span text:style-name="T1">y</text:span></text:p>
          </draw:text-box>
        </draw:frame>
        <draw:frame draw:style-name="gr71" draw:text-style-name="P28" draw:layer="layout" svg:width="25.514cm" svg:height="10.205cm" svg:x="1.086cm" svg:y="2.504cm">
          <draw:text-box>
            <text:list text:style-name="L1">
              <text:list-item>
                <text:p text:style-name="P27"><text:span text:style-name="T12">М</text:span><text:span text:style-name="T12">н</text:span><text:span text:style-name="T12">о</text:span><text:span text:style-name="T12">г</text:span><text:span text:style-name="T12">о</text:span><text:span text:style-name="T12"> </text:span><text:span text:style-name="T12">с</text:span><text:span text:style-name="T12">л</text:span><text:span text:style-name="T12">о</text:span><text:span text:style-name="T12">е</text:span><text:span text:style-name="T12">в</text:span></text:p>
              </text:list-item>
              <text:list-item>
                <text:p text:style-name="P27"><text:span text:style-name="T12">К</text:span><text:span text:style-name="T12">а</text:span><text:span text:style-name="T12">ж</text:span><text:span text:style-name="T12">д</text:span><text:span text:style-name="T12">ы</text:span><text:span text:style-name="T12">й</text:span><text:span text:style-name="T12"> </text:span><text:span text:style-name="T12">с</text:span><text:span text:style-name="T12">л</text:span><text:span text:style-name="T12">о</text:span><text:span text:style-name="T12">й</text:span><text:span text:style-name="T12"> </text:span><text:span text:style-name="T12"><text:s/></text:span><text:span text:style-name="T12">=</text:span><text:span text:style-name="T12"> </text:span><text:span text:style-name="T12">у</text:span><text:span text:style-name="T12">м</text:span><text:span text:style-name="T12">н</text:span><text:span text:style-name="T12">о</text:span><text:span text:style-name="T12">ж</text:span><text:span text:style-name="T12">е</text:span><text:span text:style-name="T12">н</text:span><text:span text:style-name="T12">и</text:span><text:span text:style-name="T12">е</text:span><text:span text:style-name="T12"> </text:span><text:span text:style-name="T12">н</text:span><text:span text:style-name="T12">а</text:span><text:span text:style-name="T12"> </text:span><text:span text:style-name="T12">м</text:span><text:span text:style-name="T12">а</text:span><text:span text:style-name="T12">т</text:span><text:span text:style-name="T12">р</text:span><text:span text:style-name="T12">и</text:span><text:span text:style-name="T12">ц</text:span><text:span text:style-name="T12">у</text:span><text:span text:style-name="T12"> </text:span><text:span text:style-name="T12">п</text:span><text:span text:style-name="T12">а</text:span><text:span text:style-name="T12">р</text:span><text:span text:style-name="T12">а</text:span><text:span text:style-name="T12">м</text:span><text:span text:style-name="T12">е</text:span><text:span text:style-name="T12">т</text:span><text:span text:style-name="T12">р</text:span><text:span text:style-name="T12">о</text:span><text:span text:style-name="T12">в</text:span><text:span text:style-name="T12"> </text:span><text:span text:style-name="T12">+</text:span><text:span text:style-name="T12"> </text:span><text:span text:style-name="T12">н</text:span><text:span text:style-name="T12">е</text:span><text:span text:style-name="T12">л</text:span><text:span text:style-name="T12">и</text:span><text:span text:style-name="T12">н</text:span><text:span text:style-name="T12">е</text:span><text:span text:style-name="T12">й</text:span><text:span text:style-name="T12">н</text:span><text:span text:style-name="T12">о</text:span><text:span text:style-name="T12">с</text:span><text:span text:style-name="T12">т</text:span><text:span text:style-name="T12">ь</text:span></text:p>
              </text:list-item>
              <text:list-item>
                <text:p text:style-name="P27"><text:span text:style-name="T12">О</text:span><text:span text:style-name="T12">б</text:span><text:span text:style-name="T12">у</text:span><text:span text:style-name="T12">ч</text:span><text:span text:style-name="T12">е</text:span><text:span text:style-name="T12">н</text:span><text:span text:style-name="T12">и</text:span><text:span text:style-name="T12">е</text:span><text:span text:style-name="T12"> </text:span><text:span text:style-name="T12">с</text:span><text:span text:style-name="T12"> </text:span><text:span text:style-name="T12">п</text:span><text:span text:style-name="T12">о</text:span><text:span text:style-name="T12">м</text:span><text:span text:style-name="T12">о</text:span><text:span text:style-name="T12">щ</text:span><text:span text:style-name="T12">ь</text:span><text:span text:style-name="T12">ю</text:span><text:span text:style-name="T12"> </text:span><text:span text:style-name="T12">S</text:span><text:span text:style-name="T12">G</text:span><text:span text:style-name="T12">D</text:span><text:span text:style-name="T12">,</text:span><text:span text:style-name="T12"> </text:span><text:span text:style-name="T12">м</text:span><text:span text:style-name="T12">н</text:span><text:span text:style-name="T12">о</text:span><text:span text:style-name="T12">г</text:span><text:span text:style-name="T12">о</text:span><text:span text:style-name="T12"> </text:span><text:span text:style-name="T12">э</text:span><text:span text:style-name="T12">п</text:span><text:span text:style-name="T12">о</text:span><text:span text:style-name="T12">х</text:span></text:p>
              </text:list-item>
              <text:list-item>
                <text:p text:style-name="P27"><text:span text:style-name="T12">О</text:span><text:span text:style-name="T12">с</text:span><text:span text:style-name="T12">т</text:span><text:span text:style-name="T12">а</text:span><text:span text:style-name="T12">н</text:span><text:span text:style-name="T12">о</text:span><text:span text:style-name="T12">в</text:span><text:span text:style-name="T12">к</text:span><text:span text:style-name="T12">а</text:span><text:span text:style-name="T12"> </text:span><text:span text:style-name="T12">п</text:span><text:span text:style-name="T12">о</text:span><text:span text:style-name="T12"> </text:span><text:span text:style-name="T12">v</text:span><text:span text:style-name="T12">a</text:span><text:span text:style-name="T12">l</text:span><text:span text:style-name="T12">_</text:span><text:span text:style-name="T12">l</text:span><text:span text:style-name="T12">o</text:span><text:span text:style-name="T12">s</text:span><text:span text:style-name="T12">s</text:span></text:p>
              </text:list-item>
              <text:list-item>
                <text:p text:style-name="P27"><text:span text:style-name="T12">С</text:span><text:span text:style-name="T12">к</text:span><text:span text:style-name="T12">л</text:span><text:span text:style-name="T12">о</text:span><text:span text:style-name="T12">н</text:span><text:span text:style-name="T12">н</text:span><text:span text:style-name="T12">о</text:span><text:span text:style-name="T12">с</text:span><text:span text:style-name="T12">т</text:span><text:span text:style-name="T12">ь</text:span><text:span text:style-name="T12"> </text:span><text:span text:style-name="T12">к</text:span><text:span text:style-name="T12"> </text:span><text:span text:style-name="T12">п</text:span><text:span text:style-name="T12">е</text:span><text:span text:style-name="T12">р</text:span><text:span text:style-name="T12">е</text:span><text:span text:style-name="T12">о</text:span><text:span text:style-name="T12">б</text:span><text:span text:style-name="T12">у</text:span><text:span text:style-name="T12">ч</text:span><text:span text:style-name="T12">е</text:span><text:span text:style-name="T12">н</text:span><text:span text:style-name="T12">и</text:span><text:span text:style-name="T12">ю</text:span></text:p>
                <text:p text:style-name="P27"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00:01:18.852749580</meta:creation-date>
    <dc:date>2018-11-09T14:56:00.155582560</dc:date>
    <meta:editing-duration>PT4H2M26S</meta:editing-duration>
    <meta:editing-cycles>30</meta:editing-cycles>
    <meta:generator>LibreOffice/5.1.6.2$Linux_X86_64 LibreOffice_project/10m0$Build-2</meta:generator>
    <meta:document-statistic meta:object-count="332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i>Z</mi>
      </mrow>
      <msubsup>
        <mi mathvariant="normal">θ</mi>
        <mi mathvariant="italic">zt</mi>
        <mi>T</mi>
      </msubsup>
    </mrow>
    <annotation encoding="StarMath 5.0">T = Z %theta_zt^T 
</annotation>
  </semantics>
</math>
</file>

<file path=Object 10/content.xml><?xml version="1.0" encoding="utf-8"?>
<math xmlns="http://www.w3.org/1998/Math/MathML" display="block">
  <semantics>
    <mrow>
      <mi>x</mi>
      <mrow>
        <msup>
          <mi mathvariant="normal">θ</mi>
          <mi>T</mi>
        </msup>
        <mo stretchy="false">=</mo>
        <mi>z</mi>
      </mrow>
    </mrow>
    <annotation encoding="StarMath 5.0">x %theta^T = z
</annotation>
  </semantics>
</math>
</file>

<file path=Object 11/content.xml><?xml version="1.0" encoding="utf-8"?>
<math xmlns="http://www.w3.org/1998/Math/MathML" display="block">
  <semantics>
    <mrow>
      <mrow>
        <mi>Z</mi>
        <mo stretchy="false">=</mo>
        <mi>X</mi>
      </mrow>
      <msubsup>
        <mi mathvariant="normal">θ</mi>
        <mi mathvariant="italic">xz</mi>
        <mi>T</mi>
      </msubsup>
    </mrow>
    <annotation encoding="StarMath 5.0">Z = X %theta_xz^T 
</annotation>
  </semantics>
</math>
</file>

<file path=Object 12/content.xml><?xml version="1.0" encoding="utf-8"?>
<math xmlns="http://www.w3.org/1998/Math/MathML" display="block">
  <semantics>
    <msup>
      <msup>
        <mi mathvariant="normal">θ</mi>
        <mrow>
          <mo fence="true" stretchy="false">(</mo>
          <mrow>
            <mn>2</mn>
          </mrow>
          <mo fence="true" stretchy="false">)</mo>
        </mrow>
      </msup>
      <mi>T</mi>
    </msup>
    <annotation encoding="StarMath 5.0">{%theta^(2)}^T 
</annotation>
  </semantics>
</math>
</file>

<file path=Object 13/content.xml><?xml version="1.0" encoding="utf-8"?>
<math xmlns="http://www.w3.org/1998/Math/MathML" display="block">
  <semantics>
    <mrow>
      <mrow>
        <msub>
          <mi>X</mi>
          <mn>2</mn>
        </msub>
        <mo stretchy="false">=</mo>
        <msub>
          <mi>X</mi>
          <mn>1</mn>
        </msub>
      </mrow>
      <msup>
        <msup>
          <mi mathvariant="normal">θ</mi>
          <mrow>
            <mo fence="true" stretchy="false">(</mo>
            <mrow>
              <mn>1</mn>
            </mrow>
            <mo fence="true" stretchy="false">)</mo>
          </mrow>
        </msup>
        <mi>T</mi>
      </msup>
      <mi>;</mi>
      <mrow>
        <msub>
          <mi>Z</mi>
          <mn>2</mn>
        </msub>
        <mo stretchy="false">=</mo>
        <mi>F</mi>
      </mrow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X_2 = X_1 {%theta^(1)}^T; Z_2 = F( X_2 )
</annotation>
  </semantics>
</math>
</file>

<file path=Object 14/content.xml><?xml version="1.0" encoding="utf-8"?>
<math xmlns="http://www.w3.org/1998/Math/MathML" display="block">
  <semantics>
    <mrow>
      <mrow>
        <msub>
          <mi>X</mi>
          <mn>3</mn>
        </msub>
        <mo stretchy="false">=</mo>
        <msub>
          <mi>Z</mi>
          <mn>2</mn>
        </msub>
      </mrow>
      <msup>
        <msup>
          <mi mathvariant="normal">θ</mi>
          <mrow>
            <mo fence="true" stretchy="false">(</mo>
            <mrow>
              <mn>2</mn>
            </mrow>
            <mo fence="true" stretchy="false">)</mo>
          </mrow>
        </msup>
        <mi>T</mi>
      </msup>
      <mi>;</mi>
      <mrow>
        <msub>
          <mi>Z</mi>
          <mn>3</mn>
        </msub>
        <mo stretchy="false">=</mo>
        <mi>F</mi>
      </mrow>
      <mrow>
        <mo fence="true" stretchy="false">(</mo>
        <mrow>
          <msub>
            <mi>X</mi>
            <mn>3</mn>
          </msub>
        </mrow>
        <mo fence="true" stretchy="false">)</mo>
      </mrow>
    </mrow>
    <annotation encoding="StarMath 5.0">X_3 = Z_2 {%theta^(2)}^T; Z_3 = F( X_3 )
</annotation>
  </semantics>
</math>
</file>

<file path=Object 15/content.xml><?xml version="1.0" encoding="utf-8"?>
<math xmlns="http://www.w3.org/1998/Math/MathML" display="block">
  <semantics>
    <mrow>
      <mrow>
        <mi>Y</mi>
        <mo stretchy="false">=</mo>
        <msub>
          <mi>X</mi>
          <mi>n</mi>
        </msub>
      </mrow>
      <msup>
        <msup>
          <mi mathvariant="normal">θ</mi>
          <mrow>
            <mo fence="true" stretchy="false">(</mo>
            <mrow>
              <mi>n</mi>
            </mrow>
            <mo fence="true" stretchy="false">)</mo>
          </mrow>
        </msup>
        <mi>T</mi>
      </msup>
    </mrow>
    <annotation encoding="StarMath 5.0">Y = X_n {%theta^(n)}^T 
</annotation>
  </semantics>
</math>
</file>

<file path=Object 16/content.xml><?xml version="1.0" encoding="utf-8"?>
<math xmlns="http://www.w3.org/1998/Math/MathML" display="block">
  <semantics>
    <msub>
      <mi>X</mi>
      <mn>1</mn>
    </msub>
    <annotation encoding="StarMath 5.0">X_1
</annotation>
  </semantics>
</math>
</file>

<file path=Object 17/content.xml><?xml version="1.0" encoding="utf-8"?>
<math xmlns="http://www.w3.org/1998/Math/MathML" display="block">
  <semantics>
    <mrow>
      <mrow>
        <msub>
          <mi>X</mi>
          <mn>2</mn>
        </msub>
        <mo stretchy="false">=</mo>
        <msub>
          <mi>X</mi>
          <mn>1</mn>
        </msub>
      </mrow>
      <msup>
        <msup>
          <mi mathvariant="normal">θ</mi>
          <mrow>
            <mo fence="true" stretchy="false">(</mo>
            <mrow>
              <mn>1</mn>
            </mrow>
            <mo fence="true" stretchy="false">)</mo>
          </mrow>
        </msup>
        <mi>T</mi>
      </msup>
    </mrow>
    <annotation encoding="StarMath 5.0">X_2 = X_1 {%theta^(1)}^T
</annotation>
  </semantics>
</math>
</file>

<file path=Object 18/content.xml><?xml version="1.0" encoding="utf-8"?>
<math xmlns="http://www.w3.org/1998/Math/MathML" display="block">
  <semantics>
    <mrow>
      <msup>
        <msup>
          <mi mathvariant="normal">θ</mi>
          <mrow>
            <mo fence="true" stretchy="false">(</mo>
            <mrow>
              <mn>1</mn>
            </mrow>
            <mo fence="true" stretchy="false">)</mo>
          </mrow>
        </msup>
        <mi>T</mi>
      </msup>
      <mi>,</mi>
      <msup>
        <msup>
          <mi mathvariant="normal">θ</mi>
          <mrow>
            <mo fence="true" stretchy="false">(</mo>
            <mrow>
              <mn>2</mn>
            </mrow>
            <mo fence="true" stretchy="false">)</mo>
          </mrow>
        </msup>
        <mi>T</mi>
      </msup>
      <mi>,</mi>
      <mn>...</mn>
      <mi>,</mi>
      <msup>
        <msup>
          <mi mathvariant="normal">θ</mi>
          <mrow>
            <mo fence="true" stretchy="false">(</mo>
            <mrow>
              <mi>n</mi>
            </mrow>
            <mo fence="true" stretchy="false">)</mo>
          </mrow>
        </msup>
        <mi>T</mi>
      </msup>
    </mrow>
    <annotation encoding="StarMath 5.0">{%theta^(1)}^T, {%theta^(2)}^T ,..., {%theta^(n)}^T


</annotation>
  </semantics>
</math>
</file>

<file path=Object 19/content.xml><?xml version="1.0" encoding="utf-8"?>
<math xmlns="http://www.w3.org/1998/Math/MathML" display="block">
  <semantics>
    <msup>
      <msup>
        <mi mathvariant="normal">θ</mi>
        <mrow>
          <mo fence="true" stretchy="false">(</mo>
          <mrow>
            <mi>i</mi>
          </mrow>
          <mo fence="true" stretchy="false">)</mo>
        </mrow>
      </msup>
      <mi>T</mi>
    </msup>
    <annotation encoding="StarMath 5.0">{%theta^(i)}^T


</annotation>
  </semantics>
</math>
</file>

<file path=Object 2/content.xml><?xml version="1.0" encoding="utf-8"?>
<math xmlns="http://www.w3.org/1998/Math/MathML" display="block">
  <semantics>
    <mrow>
      <mrow>
        <msub>
          <mi>X</mi>
          <mn>2</mn>
        </msub>
        <mo stretchy="false">=</mo>
        <msub>
          <mi>X</mi>
          <mn>1</mn>
        </msub>
      </mrow>
      <msup>
        <msup>
          <mi mathvariant="normal">θ</mi>
          <mrow>
            <mo fence="true" stretchy="false">(</mo>
            <mrow>
              <mn>1</mn>
            </mrow>
            <mo fence="true" stretchy="false">)</mo>
          </mrow>
        </msup>
        <mi>T</mi>
      </msup>
    </mrow>
    <annotation encoding="StarMath 5.0">X_2 = X_1 {%theta^(1)}^T 
</annotation>
  </semantics>
</math>
</file>

<file path=Object 20/content.xml><?xml version="1.0" encoding="utf-8"?>
<math xmlns="http://www.w3.org/1998/Math/MathML" display="block">
  <semantics>
    <mrow>
      <msubsup>
        <mi mathvariant="normal">θ</mi>
        <mrow>
          <mi>l</mi>
          <mo stretchy="false">×</mo>
          <mi>k</mi>
        </mrow>
        <mrow>
          <mo fence="true" stretchy="false">(</mo>
          <mrow>
            <mi>i</mi>
          </mrow>
          <mo fence="true" stretchy="false">)</mo>
        </mrow>
      </msubsup>
      <mo stretchy="false">=</mo>
      <mrow>
        <mo fence="true" stretchy="true">[</mo>
        <mrow>
          <mtable>
            <mtr>
              <mtd>
                <mrow>
                  <msubsup>
                    <mi mathvariant="normal">θ</mi>
                    <mn>00</mn>
                    <mn>1</mn>
                  </msubsup>
                  <msubsup>
                    <mi mathvariant="normal">θ</mi>
                    <mn>01</mn>
                    <mn>1</mn>
                  </msubsup>
                  <mn>....</mn>
                  <msubsup>
                    <mi mathvariant="normal">θ</mi>
                    <mrow>
                      <mn>0</mn>
                      <mi>k</mi>
                    </mrow>
                    <mn>1</mn>
                  </msubsup>
                </mrow>
              </mtd>
            </mtr>
            <mtr>
              <mtd>
                <mn>...</mn>
              </mtd>
            </mtr>
            <mtr>
              <mtd>
                <mrow>
                  <msubsup>
                    <mi mathvariant="normal">θ</mi>
                    <mrow>
                      <mi>l</mi>
                      <mn>0</mn>
                    </mrow>
                    <mn>1</mn>
                  </msubsup>
                  <msubsup>
                    <mi mathvariant="normal">θ</mi>
                    <mrow>
                      <mi>l</mi>
                      <mn>1</mn>
                    </mrow>
                    <mn>1</mn>
                  </msubsup>
                  <mn>....</mn>
                  <msubsup>
                    <mi mathvariant="normal">θ</mi>
                    <mi mathvariant="italic">lk</mi>
                    <mn>1</mn>
                  </msubsup>
                </mrow>
              </mtd>
            </mtr>
          </mtable>
        </mrow>
        <mo fence="true" stretchy="true">]</mo>
      </mrow>
    </mrow>
    <annotation encoding="StarMath 5.0">%theta^(i)_{l times k} = left [ stack{%theta_00^1  %theta_01^1 .... %theta_0k^1 # ...  # %theta_l0^1  %theta_l1^1 .... %theta_lk^1} right ]


</annotation>
  </semantics>
</math>
</file>

<file path=Object 21/content.xml><?xml version="1.0" encoding="utf-8"?>
<math xmlns="http://www.w3.org/1998/Math/MathML" display="block">
  <semantics>
    <mrow>
      <mrow>
        <msub>
          <mi>Z</mi>
          <mn>2</mn>
        </msub>
        <mo stretchy="false">=</mo>
        <mi>F</mi>
      </mrow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Z_2 = F( X_2 )
</annotation>
  </semantics>
</math>
</file>

<file path=Object 22/content.xml><?xml version="1.0" encoding="utf-8"?>
<math xmlns="http://www.w3.org/1998/Math/MathML" display="block">
  <semantics>
    <mrow>
      <mrow>
        <msub>
          <mi>X</mi>
          <mn>3</mn>
        </msub>
        <mo stretchy="false">=</mo>
        <msub>
          <mi>X</mi>
          <mn>2</mn>
        </msub>
      </mrow>
      <msup>
        <msup>
          <mi mathvariant="normal">θ</mi>
          <mrow>
            <mo fence="true" stretchy="false">(</mo>
            <mrow>
              <mn>2</mn>
            </mrow>
            <mo fence="true" stretchy="false">)</mo>
          </mrow>
        </msup>
        <mi>T</mi>
      </msup>
    </mrow>
    <annotation encoding="StarMath 5.0">X_3 = X_2 {%theta^(2)}^T
</annotation>
  </semantics>
</math>
</file>

<file path=Object 23/content.xml><?xml version="1.0" encoding="utf-8"?>
<math xmlns="http://www.w3.org/1998/Math/MathML" display="block">
  <semantics>
    <mrow>
      <mrow>
        <msub>
          <mi>Z</mi>
          <mn>3</mn>
        </msub>
        <mo stretchy="false">=</mo>
        <mi>F</mi>
      </mrow>
      <mrow>
        <mo fence="true" stretchy="false">(</mo>
        <mrow>
          <msub>
            <mi>X</mi>
            <mn>3</mn>
          </msub>
        </mrow>
        <mo fence="true" stretchy="false">)</mo>
      </mrow>
    </mrow>
    <annotation encoding="StarMath 5.0">Z_3 = F( X_3 )
</annotation>
  </semantics>
</math>
</file>

<file path=Object 24/content.xml><?xml version="1.0" encoding="utf-8"?>
<math xmlns="http://www.w3.org/1998/Math/MathML" display="block">
  <semantics>
    <mi>Y</mi>
    <annotation encoding="StarMath 5.0">Y
</annotation>
  </semantics>
</math>
</file>

<file path=Object 25/content.xml><?xml version="1.0" encoding="utf-8"?>
<math xmlns="http://www.w3.org/1998/Math/MathML" display="block">
  <semantics>
    <mrow>
      <mi>L</mi>
      <mrow>
        <mo fence="true" stretchy="false">(</mo>
        <mrow>
          <mrow>
            <mi>Y</mi>
            <mi>,</mi>
            <msub>
              <mi>Y</mi>
              <mi mathvariant="italic">true</mi>
            </msub>
          </mrow>
        </mrow>
        <mo fence="true" stretchy="false">)</mo>
      </mrow>
    </mrow>
    <annotation encoding="StarMath 5.0">L( Y, Y_true )</annotation>
  </semantics>
</math>
</file>

<file path=Object 26/content.xml><?xml version="1.0" encoding="utf-8"?>
<math xmlns="http://www.w3.org/1998/Math/MathML" display="block">
  <semantics>
    <mfrac>
      <mrow>
        <mo stretchy="false">∂</mo>
        <mi>L</mi>
        <mrow>
          <mo fence="true" stretchy="false">(</mo>
          <mrow>
            <mrow>
              <mi>Y</mi>
              <mi>,</mi>
              <msub>
                <mi>Y</mi>
                <mi mathvariant="italic">true</mi>
              </msub>
            </mrow>
          </mrow>
          <mo fence="true" stretchy="false">)</mo>
        </mrow>
      </mrow>
      <mrow>
        <mo stretchy="false">∂</mo>
        <msubsup>
          <mi mathvariant="normal">θ</mi>
          <mi mathvariant="italic">ij</mi>
          <mi>k</mi>
        </msubsup>
      </mrow>
    </mfrac>
    <annotation encoding="StarMath 5.0">{partial L( Y, Y_true ) } over { partial %theta_ij^k } </annotation>
  </semantics>
</math>
</file>

<file path=Object 27/content.xml><?xml version="1.0" encoding="utf-8"?>
<math xmlns="http://www.w3.org/1998/Math/MathML" display="block">
  <semantics>
    <mrow>
      <mrow>
        <msubsup>
          <mi mathvariant="normal">θ</mi>
          <mi mathvariant="italic">ij</mi>
          <mi>k</mi>
        </msubsup>
        <mo stretchy="false">=</mo>
        <mrow>
          <msubsup>
            <mi mathvariant="normal">θ</mi>
            <mi mathvariant="italic">ij</mi>
            <mi>k</mi>
          </msubsup>
          <mo stretchy="false">−</mo>
          <mi mathvariant="normal">α</mi>
        </mrow>
      </mrow>
      <mfrac>
        <mrow>
          <mo stretchy="false">∂</mo>
          <mi>L</mi>
          <mrow>
            <mo fence="true" stretchy="false">(</mo>
            <mrow>
              <mrow>
                <mi>Y</mi>
                <mi>,</mi>
                <msub>
                  <mi>Y</mi>
                  <mi mathvariant="italic">true</mi>
                </msub>
              </mrow>
            </mrow>
            <mo fence="true" stretchy="false">)</mo>
          </mrow>
        </mrow>
        <mrow>
          <mo stretchy="false">∂</mo>
          <msubsup>
            <mi mathvariant="normal">θ</mi>
            <mi mathvariant="italic">ij</mi>
            <mi>k</mi>
          </msubsup>
        </mrow>
      </mfrac>
    </mrow>
    <annotation encoding="StarMath 5.0"> %theta_ij^k  =  %theta_ij^k  - %alpha {partial L( Y, Y_true ) } over { partial %theta_ij^k } </annotation>
  </semantics>
</math>
</file>

<file path=Object 28/content.xml><?xml version="1.0" encoding="utf-8"?>
<math xmlns="http://www.w3.org/1998/Math/MathML" display="block">
  <semantics>
    <mfrac>
      <mrow>
        <mo stretchy="false">∂</mo>
        <mi>L</mi>
        <mrow>
          <mo fence="true" stretchy="false">(</mo>
          <mrow>
            <mrow>
              <mi>Y</mi>
              <mi>,</mi>
              <msub>
                <mi>Y</mi>
                <mi mathvariant="italic">true</mi>
              </msub>
            </mrow>
          </mrow>
          <mo fence="true" stretchy="false">)</mo>
        </mrow>
      </mrow>
      <mrow>
        <mo stretchy="false">∂</mo>
        <msubsup>
          <mi mathvariant="normal">θ</mi>
          <mi mathvariant="italic">ij</mi>
          <mi>k</mi>
        </msubsup>
      </mrow>
    </mfrac>
    <annotation encoding="StarMath 5.0">{partial L( Y, Y_true ) } over { partial %theta_ij^k } </annotation>
  </semantics>
</math>
</file>

<file path=Object 29/content.xml><?xml version="1.0" encoding="utf-8"?>
<math xmlns="http://www.w3.org/1998/Math/MathML" display="block">
  <semantics>
    <mfrac>
      <mrow>
        <mo stretchy="false">∂</mo>
        <mi>L</mi>
        <mrow>
          <mo fence="true" stretchy="false">(</mo>
          <mrow>
            <mrow>
              <mi>Y</mi>
              <mi>,</mi>
              <msub>
                <mi>Y</mi>
                <mi mathvariant="italic">true</mi>
              </msub>
            </mrow>
          </mrow>
          <mo fence="true" stretchy="false">)</mo>
        </mrow>
      </mrow>
      <mrow>
        <mo stretchy="false">∂</mo>
        <msubsup>
          <mi mathvariant="normal">θ</mi>
          <mi mathvariant="italic">ij</mi>
          <mi>k</mi>
        </msubsup>
      </mrow>
    </mfrac>
    <annotation encoding="StarMath 5.0">{partial L( Y, Y_true ) } over { partial %theta_ij^k } </annotation>
  </semantics>
</math>
</file>

<file path=Object 3/content.xml><?xml version="1.0" encoding="utf-8"?>
<math xmlns="http://www.w3.org/1998/Math/MathML" display="block">
  <semantics>
    <mrow>
      <mrow>
        <msub>
          <mi>X</mi>
          <mn>2</mn>
        </msub>
        <mo stretchy="false">=</mo>
        <msub>
          <mi>X</mi>
          <mn>1</mn>
        </msub>
      </mrow>
      <msup>
        <msup>
          <mi mathvariant="normal">θ</mi>
          <mrow>
            <mo fence="true" stretchy="false">(</mo>
            <mrow>
              <mn>1</mn>
            </mrow>
            <mo fence="true" stretchy="false">)</mo>
          </mrow>
        </msup>
        <mi>T</mi>
      </msup>
    </mrow>
    <annotation encoding="StarMath 5.0">X_2 = X_1 {%theta^(1)}^T 
</annotation>
  </semantics>
</math>
</file>

<file path=Object 30/content.xml><?xml version="1.0" encoding="utf-8"?>
<math xmlns="http://www.w3.org/1998/Math/MathML" display="block">
  <semantics>
    <msub>
      <mi mathvariant="normal">θ</mi>
      <mi mathvariant="italic">nk</mi>
    </msub>
    <annotation encoding="StarMath 5.0">%theta_{ nk }
</annotation>
  </semantics>
</math>
</file>

<file path=Object 31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32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33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34/content.xml><?xml version="1.0" encoding="utf-8"?>
<math xmlns="http://www.w3.org/1998/Math/MathML" display="block">
  <semantics>
    <msub>
      <mi mathvariant="normal">θ</mi>
      <mn>12</mn>
    </msub>
    <annotation encoding="StarMath 5.0">%theta_{12 }
</annotation>
  </semantics>
</math>
</file>

<file path=Object 35/content.xml><?xml version="1.0" encoding="utf-8"?>
<math xmlns="http://www.w3.org/1998/Math/MathML" display="block">
  <semantics>
    <mrow>
      <msub>
        <mi mathvariant="normal">θ</mi>
        <mn>11</mn>
      </msub>
      <mrow>
        <msub>
          <mi>x</mi>
          <mn>1</mn>
        </msub>
        <mo stretchy="false">+</mo>
        <mn>...</mn>
        <mo stretchy="false">+</mo>
        <msub>
          <mi mathvariant="normal">θ</mi>
          <mrow>
            <mi>n</mi>
            <mn>1</mn>
          </mrow>
        </msub>
      </mrow>
      <msub>
        <mi>x</mi>
        <mi>n</mi>
      </msub>
    </mrow>
    <annotation encoding="StarMath 5.0">%theta_{ 11 } x_1 + ... + %theta_{ n1 } x_n</annotation>
  </semantics>
</math>
</file>

<file path=Object 36/content.xml><?xml version="1.0" encoding="utf-8"?>
<math xmlns="http://www.w3.org/1998/Math/MathML" display="block">
  <semantics>
    <mrow>
      <msub>
        <mi mathvariant="normal">θ</mi>
        <mrow>
          <mn>1</mn>
          <mi>k</mi>
        </mrow>
      </msub>
      <mrow>
        <msub>
          <mi>x</mi>
          <mn>1</mn>
        </msub>
        <mo stretchy="false">+</mo>
        <mn>...</mn>
        <mo stretchy="false">+</mo>
        <msub>
          <mi mathvariant="normal">θ</mi>
          <mi mathvariant="italic">nk</mi>
        </msub>
      </mrow>
      <msub>
        <mi>x</mi>
        <mi>n</mi>
      </msub>
    </mrow>
    <annotation encoding="StarMath 5.0">%theta_{ 1k } x_1 + ... + %theta_{ nk } x_n</annotation>
  </semantics>
</math>
</file>

<file path=Object 37/content.xml><?xml version="1.0" encoding="utf-8"?>
<math xmlns="http://www.w3.org/1998/Math/MathML" display="block">
  <semantics>
    <mrow>
      <msub>
        <mi mathvariant="normal">θ</mi>
        <mn>12</mn>
      </msub>
      <mrow>
        <msub>
          <mi>x</mi>
          <mn>1</mn>
        </msub>
        <mo stretchy="false">+</mo>
        <mn>...</mn>
        <mo stretchy="false">+</mo>
        <msub>
          <mi mathvariant="normal">θ</mi>
          <mrow>
            <mi>n</mi>
            <mn>2</mn>
          </mrow>
        </msub>
      </mrow>
      <msub>
        <mi>x</mi>
        <mi>n</mi>
      </msub>
    </mrow>
    <annotation encoding="StarMath 5.0">%theta_{ 12 } x_1 + ... + %theta_{ n2 } x_n</annotation>
  </semantics>
</math>
</file>

<file path=Object 38/content.xml><?xml version="1.0" encoding="utf-8"?>
<math xmlns="http://www.w3.org/1998/Math/MathML" display="block">
  <semantics>
    <mrow>
      <mrow>
        <msubsup>
          <mi mathvariant="normal">θ</mi>
          <mi mathvariant="italic">ij</mi>
          <mi>k</mi>
        </msubsup>
        <mo stretchy="false">=</mo>
        <mrow>
          <msubsup>
            <mi mathvariant="normal">θ</mi>
            <mi mathvariant="italic">ij</mi>
            <mi>k</mi>
          </msubsup>
          <mo stretchy="false">−</mo>
          <mi mathvariant="normal">α</mi>
        </mrow>
      </mrow>
      <mfrac>
        <mrow>
          <mo stretchy="false">∂</mo>
          <mi>L</mi>
          <mrow>
            <mo fence="true" stretchy="false">(</mo>
            <mrow>
              <mrow>
                <mi>Y</mi>
                <mi>,</mi>
                <msub>
                  <mi>Y</mi>
                  <mi mathvariant="italic">true</mi>
                </msub>
              </mrow>
            </mrow>
            <mo fence="true" stretchy="false">)</mo>
          </mrow>
        </mrow>
        <mrow>
          <mo stretchy="false">∂</mo>
          <msubsup>
            <mi mathvariant="normal">θ</mi>
            <mi mathvariant="italic">ij</mi>
            <mi>k</mi>
          </msubsup>
        </mrow>
      </mfrac>
    </mrow>
    <annotation encoding="StarMath 5.0"> %theta_ij^k  =  %theta_ij^k  - %alpha {partial L( Y , Y_true ) } over { partial %theta_ij^k } </annotation>
  </semantics>
</math>
</file>

<file path=Object 4/content.xml><?xml version="1.0" encoding="utf-8"?>
<math xmlns="http://www.w3.org/1998/Math/MathML" display="block">
  <semantics>
    <mrow>
      <mrow>
        <msub>
          <mi>X</mi>
          <mn>3</mn>
        </msub>
        <mo stretchy="false">=</mo>
        <msub>
          <mi>X</mi>
          <mn>2</mn>
        </msub>
      </mrow>
      <msup>
        <msup>
          <mi mathvariant="normal">θ</mi>
          <mrow>
            <mo fence="true" stretchy="false">(</mo>
            <mrow>
              <mn>2</mn>
            </mrow>
            <mo fence="true" stretchy="false">)</mo>
          </mrow>
        </msup>
        <mi>T</mi>
      </msup>
    </mrow>
    <annotation encoding="StarMath 5.0">X_3 = X_2 {%theta^(2)}^T 
</annotation>
  </semantics>
</math>
</file>

<file path=Object 5/content.xml><?xml version="1.0" encoding="utf-8"?>
<math xmlns="http://www.w3.org/1998/Math/MathML" display="block">
  <semantics>
    <mrow>
      <mrow>
        <msub>
          <mi>X</mi>
          <mn>3</mn>
        </msub>
        <mo stretchy="false">=</mo>
        <msub>
          <mi>X</mi>
          <mn>2</mn>
        </msub>
      </mrow>
      <msup>
        <msup>
          <mi mathvariant="normal">θ</mi>
          <mrow>
            <mo fence="true" stretchy="false">(</mo>
            <mrow>
              <mn>2</mn>
            </mrow>
            <mo fence="true" stretchy="false">)</mo>
          </mrow>
        </msup>
        <mi>T</mi>
      </msup>
    </mrow>
    <annotation encoding="StarMath 5.0">X_3 = X_2 {%theta^(2)}^T 
</annotation>
  </semantics>
</math>
</file>

<file path=Object 6/content.xml><?xml version="1.0" encoding="utf-8"?>
<math xmlns="http://www.w3.org/1998/Math/MathML" display="block">
  <semantics>
    <mrow>
      <mrow>
        <mi>Y</mi>
        <mo stretchy="false">=</mo>
        <msub>
          <mi>X</mi>
          <mi>n</mi>
        </msub>
      </mrow>
      <msup>
        <msup>
          <mi mathvariant="normal">θ</mi>
          <mrow>
            <mo fence="true" stretchy="false">(</mo>
            <mrow>
              <mi>n</mi>
            </mrow>
            <mo fence="true" stretchy="false">)</mo>
          </mrow>
        </msup>
        <mi>T</mi>
      </msup>
    </mrow>
    <annotation encoding="StarMath 5.0">Y = X_n {%theta^(n)}^T 
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sub>
          <mi>X</mi>
          <mi>n</mi>
        </msub>
      </mrow>
      <mrow>
        <msup>
          <msup>
            <mi mathvariant="normal">θ</mi>
            <mrow>
              <mo fence="true" stretchy="false">(</mo>
              <mrow>
                <mi>n</mi>
              </mrow>
              <mo fence="true" stretchy="false">)</mo>
            </mrow>
          </msup>
          <mi>T</mi>
        </msup>
        <mo stretchy="false">=</mo>
        <msub>
          <mi>X</mi>
          <mrow>
            <mi>n</mi>
            <mo stretchy="false">−</mo>
            <mn>1</mn>
          </mrow>
        </msub>
      </mrow>
      <msup>
        <msup>
          <mi mathvariant="normal">θ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p>
        <mi>T</mi>
      </msup>
      <mrow>
        <msup>
          <msup>
            <mi mathvariant="normal">θ</mi>
            <mrow>
              <mo fence="true" stretchy="false">(</mo>
              <mrow>
                <mi>n</mi>
              </mrow>
              <mo fence="true" stretchy="false">)</mo>
            </mrow>
          </msup>
          <mi>T</mi>
        </msup>
        <mo stretchy="false">=</mo>
        <msub>
          <mi>X</mi>
          <mn>1</mn>
        </msub>
      </mrow>
      <mrow>
        <mo stretchy="false">∏</mo>
        <msup>
          <msup>
            <mi mathvariant="normal">θ</mi>
            <mrow>
              <mo fence="true" stretchy="false">(</mo>
              <mrow>
                <mi>i</mi>
              </mrow>
              <mo fence="true" stretchy="false">)</mo>
            </mrow>
          </msup>
          <mi>T</mi>
        </msup>
      </mrow>
    </mrow>
    <annotation encoding="StarMath 5.0">Y = X_n {%theta^(n)}^T =   X_{n-1} {%theta^(n - 1)}^T {%theta^(n)}^T = X_1 prod {%theta^( i ) }^T
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sub>
          <mi>X</mi>
          <mn>1</mn>
        </msub>
      </mrow>
      <msup>
        <mi mathvariant="normal">Ω</mi>
        <mi>T</mi>
      </msup>
    </mrow>
    <annotation encoding="StarMath 5.0">Y = X_1 {%OMEGA}^T</annotation>
  </semantics>
</math>
</file>

<file path=Object 9/content.xml><?xml version="1.0" encoding="utf-8"?>
<math xmlns="http://www.w3.org/1998/Math/MathML" display="block">
  <semantics>
    <msup>
      <msup>
        <mi mathvariant="normal">θ</mi>
        <mrow>
          <mo fence="true" stretchy="false">(</mo>
          <mrow>
            <mn>1</mn>
          </mrow>
          <mo fence="true" stretchy="false">)</mo>
        </mrow>
      </msup>
      <mi>T</mi>
    </msup>
    <annotation encoding="StarMath 5.0">{%theta^(1)}^T 
</annotation>
  </semantics>
</math>
</file>